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0.706cm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7cm" fo:break-before="page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706cm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0.706cm"/>
    </style:style>
    <style:style style:name="Tabela3.A1" style:family="table-cell">
      <style:table-cell-properties fo:padding="0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0.706cm"/>
    </style:style>
    <style:style style:name="Tabela5.A1" style:family="table-cell">
      <style:table-cell-properties fo:padding="0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196cm" style:rel-column-width="12320*"/>
    </style:style>
    <style:style style:name="Tabela4.B" style:family="table-column">
      <style:table-column-properties style:column-width="3.602cm" style:rel-column-width="13884*"/>
    </style:style>
    <style:style style:name="Tabela4.C" style:family="table-column">
      <style:table-column-properties style:column-width="3.399cm" style:rel-column-width="13102*"/>
    </style:style>
    <style:style style:name="Tabela4.D" style:family="table-column">
      <style:table-column-properties style:column-width="3.692cm" style:rel-column-width="14231*"/>
    </style:style>
    <style:style style:name="Tabela4.E" style:family="table-column">
      <style:table-column-properties style:column-width="3.113cm" style:rel-column-width="1199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.798cm" fo:margin-left="5.144cm" table:align="left" style:shadow="none"/>
    </style:style>
    <style:style style:name="Tabela6.A" style:family="table-column">
      <style:table-column-properties style:column-width="3.44cm"/>
    </style:style>
    <style:style style:name="Tabela6.B" style:family="table-column">
      <style:table-column-properties style:column-width="3.35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6.9cm" fo:margin-left="5.122cm" table:align="left" style:shadow="none"/>
    </style:style>
    <style:style style:name="Tabela7.A" style:family="table-column">
      <style:table-column-properties style:column-width="3.196cm"/>
    </style:style>
    <style:style style:name="Tabela7.B" style:family="table-column">
      <style:table-column-properties style:column-width="3.70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7.001cm" fo:margin-left="5.165cm" table:align="left"/>
    </style:style>
    <style:style style:name="Tabela8.A" style:family="table-column">
      <style:table-column-properties style:column-width="3.378cm"/>
    </style:style>
    <style:style style:name="Tabela8.B" style:family="table-column">
      <style:table-column-properties style:column-width="3.623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7.001cm" fo:margin-left="5.184cm" table:align="left" style:shadow="none"/>
    </style:style>
    <style:style style:name="Tabela10.A" style:family="table-column">
      <style:table-column-properties style:column-width="3.013cm"/>
    </style:style>
    <style:style style:name="Tabela10.B" style:family="table-column">
      <style:table-column-properties style:column-width="3.988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fo:break-before="page" table:align="margins"/>
    </style:style>
    <style:style style:name="Tabela9.A" style:family="table-column">
      <style:table-column-properties style:column-width="17cm" style:rel-column-width="65535*"/>
    </style:style>
    <style:style style:name="Tabela9.1" style:family="table-row">
      <style:table-row-properties style:min-row-height="0.706cm"/>
    </style:style>
    <style:style style:name="Tabela9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officeooo:rsid="000fb782" officeooo:paragraph-rsid="000fb782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4896" officeooo:paragraph-rsid="001148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ce22" officeooo:paragraph-rsid="0016ce2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4999" officeooo:paragraph-rsid="0022967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363c5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754bd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50103c" officeooo:paragraph-rsid="0050103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50103c" officeooo:paragraph-rsid="006271a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0103c" officeooo:paragraph-rsid="006779d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5d4a08" officeooo:paragraph-rsid="005f203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65e2fb" officeooo:paragraph-rsid="0065e2f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d898a" officeooo:paragraph-rsid="002c5c0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5d4a08" officeooo:paragraph-rsid="005f203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06271a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050103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italic" fo:font-weight="normal" officeooo:rsid="00582aab" officeooo:paragraph-rsid="00582aab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0fb782" officeooo:paragraph-rsid="000fb782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e4999" officeooo:paragraph-rsid="001e4999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2c5c07" officeooo:paragraph-rsid="002c5c0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9f3b2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2c5c07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12ccfd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dd7e8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29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30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0711979" officeooo:paragraph-rsid="0071197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normal" officeooo:rsid="000fb782" officeooo:paragraph-rsid="000fb782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153869" officeooo:paragraph-rsid="00153869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normal" officeooo:rsid="00153869" officeooo:paragraph-rsid="0015386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4pt" fo:font-weight="normal" officeooo:rsid="000fb782" officeooo:paragraph-rsid="000fb78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fo:font-weight="normal" officeooo:rsid="00124e78" officeooo:paragraph-rsid="0011489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4pt" fo:font-weight="bold" officeooo:rsid="000fb782" officeooo:paragraph-rsid="000fb782" style:font-size-asian="24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4pt" fo:font-weight="normal" officeooo:rsid="000fb782" officeooo:paragraph-rsid="000fb782" style:font-size-asian="24pt" style:font-weight-asian="normal" style:font-size-complex="24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24pt" fo:font-weight="normal" officeooo:rsid="000fb782" officeooo:paragraph-rsid="00114896" style:font-size-asian="24pt" style:font-weight-asian="normal" style:font-size-complex="24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1a8ae40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2pt" fo:font-weight="normal" officeooo:rsid="01184b3a" officeooo:paragraph-rsid="01a8ae4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50103c" officeooo:paragraph-rsid="013d997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39f3b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15a1ee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15b4b3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16301d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19aab9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1c1fad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14b63b9" officeooo:paragraph-rsid="014b63b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14b63b9" officeooo:paragraph-rsid="019fe03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7a2aa4" officeooo:paragraph-rsid="016301d9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17260a5" officeooo:paragraph-rsid="017260a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17a7880" officeooo:paragraph-rsid="017a788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weight="normal" officeooo:rsid="017de522" officeooo:paragraph-rsid="01806b1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weight="normal" officeooo:rsid="0039f3b2" officeooo:paragraph-rsid="019aab9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1a51203" officeooo:paragraph-rsid="01a51203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fo:font-size="12pt" fo:font-weight="normal" officeooo:rsid="0126a573" officeooo:paragraph-rsid="01a8ae4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1115f9f" officeooo:paragraph-rsid="01a8ae4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fo:font-weight="normal" officeooo:rsid="0198a781" officeooo:paragraph-rsid="0198a78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weight="normal" officeooo:rsid="01b7f7ff" officeooo:paragraph-rsid="01b7f7f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font-weight="bold" officeooo:rsid="01a8ae40" officeooo:paragraph-rsid="01a8ae40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2pt" fo:font-weight="bold" officeooo:rsid="01a8ae40" officeooo:paragraph-rsid="01b7f7ff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363c59" officeooo:paragraph-rsid="01a8ae40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2pt" fo:font-style="normal" fo:font-weight="normal" officeooo:rsid="006779d6" officeooo:paragraph-rsid="006779d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184ba91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style="normal" fo:font-weight="normal" officeooo:rsid="0186111a" officeooo:paragraph-rsid="0186111a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style="normal" fo:font-weight="normal" officeooo:rsid="0188c4fd" officeooo:paragraph-rsid="0188c4fd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officeooo:rsid="011af940" officeooo:paragraph-rsid="01a8ae40"/>
    </style:style>
    <style:style style:name="P70" style:family="paragraph" style:parent-style-name="Standard" style:list-style-name="L1">
      <style:paragraph-properties fo:text-align="justify" style:justify-single-word="false"/>
      <style:text-properties officeooo:rsid="011bb5d5" officeooo:paragraph-rsid="01a8ae40"/>
    </style:style>
    <style:style style:name="P71" style:family="paragraph" style:parent-style-name="Standard" style:list-style-name="L1">
      <style:paragraph-properties fo:text-align="justify" style:justify-single-word="false"/>
      <style:text-properties officeooo:rsid="01257069" officeooo:paragraph-rsid="01a8ae40"/>
    </style:style>
    <style:style style:name="P72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12ccfdc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9f3b2" style:font-size-asian="16pt" style:font-weight-asian="bold" style:font-size-complex="16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19aab94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6pt" fo:font-weight="bold" officeooo:rsid="007058bf" officeooo:paragraph-rsid="012ccfdc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6pt" fo:font-weight="bold" officeooo:rsid="014299d0" officeooo:paragraph-rsid="014299d0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6pt" fo:font-weight="bold" officeooo:rsid="014299d0" officeooo:paragraph-rsid="01446192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6pt" fo:font-weight="bold" officeooo:rsid="014299d0" officeooo:paragraph-rsid="016ca128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6pt" fo:font-weight="bold" officeooo:rsid="000f9729" officeooo:paragraph-rsid="015b4b34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6pt" fo:font-weight="bold" officeooo:rsid="000f9729" officeooo:paragraph-rsid="0039f3b2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6pt" fo:font-weight="bold" officeooo:rsid="000f9729" officeooo:paragraph-rsid="01c1fadc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ize="16pt" fo:font-weight="bold" officeooo:rsid="000f9729" officeooo:paragraph-rsid="015b4b34" style:font-size-asian="16pt" style:font-weight-asian="bold" style:font-size-complex="16pt" style:font-weight-complex="bold"/>
    </style:style>
    <style:style style:name="P83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15b4b34" officeooo:paragraph-rsid="015b4b34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dd7e8f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363c59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6pt" fo:font-weight="bold" officeooo:rsid="00363c59" officeooo:paragraph-rsid="00dd7e8f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6pt" fo:font-weight="bold" officeooo:rsid="016be42c" officeooo:paragraph-rsid="016be42c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6pt" fo:font-weight="bold" officeooo:rsid="016be42c" officeooo:paragraph-rsid="01841740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6pt" fo:font-weight="bold" officeooo:rsid="016be42c" officeooo:paragraph-rsid="019788d7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6pt" fo:font-weight="bold" officeooo:rsid="016ca128" officeooo:paragraph-rsid="016ca128" style:font-size-asian="16pt" style:font-weight-asian="bold" style:font-size-complex="16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6pt" fo:font-weight="bold" officeooo:rsid="016ca128" officeooo:paragraph-rsid="01e25118" style:font-size-asian="16pt" style:font-weight-asian="bold" style:font-size-complex="16pt" style:font-weight-complex="bold"/>
    </style:style>
    <style:style style:name="P92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1a44cc9" officeooo:paragraph-rsid="01a44cc9" style:font-size-asian="16pt" style:font-weight-asian="bold" style:font-size-complex="16pt" style:font-weight-complex="bold"/>
    </style:style>
    <style:style style:name="P93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1c1fadc" officeooo:paragraph-rsid="01c1fadc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6pt" fo:font-weight="normal" officeooo:rsid="016ca128" officeooo:paragraph-rsid="016ca128" style:font-size-asian="16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6pt" fo:font-weight="normal" officeooo:rsid="016ca128" officeooo:paragraph-rsid="01841740" style:font-size-asian="16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6pt" fo:font-weight="normal" officeooo:rsid="016ca128" officeooo:paragraph-rsid="019788d7" style:font-size-asian="16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6pt" fo:font-weight="normal" officeooo:rsid="016ca128" officeooo:paragraph-rsid="0198a781" style:font-size-asian="16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1bfa26c" officeooo:paragraph-rsid="01bfa26c" style:font-size-asian="10.5pt" style:font-weight-asian="normal" style:font-size-complex="12pt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1c399d7" officeooo:paragraph-rsid="01c399d7" style:font-size-asian="10.5pt" style:font-weight-asian="normal" style:font-size-complex="12pt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1c545c3" officeooo:paragraph-rsid="01c545c3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1c87a90" officeooo:paragraph-rsid="01c87a9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 fo:break-before="page"/>
      <style:text-properties fo:font-size="16pt" fo:font-weight="bold" officeooo:rsid="0039f3b2" officeooo:paragraph-rsid="01a8ae40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start" style:justify-single-word="false" fo:break-before="page"/>
      <style:text-properties fo:font-size="16pt" fo:font-weight="bold" officeooo:rsid="00363c59" officeooo:paragraph-rsid="00363c59" style:font-size-asian="16pt" style:font-weight-asian="bold" style:font-size-complex="16pt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fo:font-size="10pt" fo:font-weight="bold" officeooo:rsid="0082f635" officeooo:paragraph-rsid="0082f635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fo:font-size="10pt" fo:font-weight="bold" officeooo:rsid="0082f635" officeooo:paragraph-rsid="016ca128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fo:font-size="10pt" fo:font-weight="bold" officeooo:rsid="0082f635" officeooo:paragraph-rsid="0184ba91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size="10pt" fo:font-weight="bold" officeooo:rsid="0082f635" officeooo:paragraph-rsid="0198a781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fo:font-size="10pt" fo:font-weight="bold" officeooo:rsid="0082f635" officeooo:paragraph-rsid="01b7f7ff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size="10pt" fo:font-weight="bold" officeooo:rsid="0082f635" officeooo:paragraph-rsid="0082f635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10pt" fo:font-weight="bold" officeooo:rsid="0082f635" officeooo:paragraph-rsid="016ca128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10pt" fo:font-weight="bold" officeooo:rsid="0082f635" officeooo:paragraph-rsid="0184ba91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10pt" fo:font-weight="bold" officeooo:rsid="0082f635" officeooo:paragraph-rsid="0198a781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0pt" fo:font-weight="bold" officeooo:rsid="0082f635" officeooo:paragraph-rsid="01b7f7ff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0pt" fo:font-weight="bold" officeooo:rsid="00791e01" officeooo:paragraph-rsid="00791e01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0pt" fo:font-weight="bold" officeooo:rsid="00791e01" officeooo:paragraph-rsid="016ca128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10pt" fo:font-weight="bold" officeooo:rsid="00791e01" officeooo:paragraph-rsid="0184ba91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10pt" fo:font-weight="bold" officeooo:rsid="00791e01" officeooo:paragraph-rsid="0198a781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10pt" fo:font-weight="bold" officeooo:rsid="00791e01" officeooo:paragraph-rsid="01b7f7ff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10pt" fo:font-weight="bold" officeooo:rsid="0134f753" officeooo:paragraph-rsid="0134f753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size="10pt" fo:font-weight="bold" officeooo:rsid="0134f753" officeooo:paragraph-rsid="016ca128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ize="10pt" fo:font-weight="bold" officeooo:rsid="0134f753" officeooo:paragraph-rsid="0184ba91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ize="10pt" fo:font-weight="bold" officeooo:rsid="0134f753" officeooo:paragraph-rsid="0198a781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10pt" fo:font-weight="bold" officeooo:rsid="0134f753" officeooo:paragraph-rsid="01b7f7ff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fo:font-size="10pt" officeooo:rsid="00a7ea7f" officeooo:paragraph-rsid="00a7ea7f" style:font-size-asian="10pt" style:font-size-complex="10pt"/>
    </style:style>
    <style:style style:name="P125" style:family="paragraph" style:parent-style-name="Table_20_Contents">
      <style:paragraph-properties fo:text-align="justify" style:justify-single-word="false"/>
      <style:text-properties fo:font-size="10pt" officeooo:rsid="00ad708a" officeooo:paragraph-rsid="00ad708a" style:font-size-asian="10pt" style:font-size-complex="10pt"/>
    </style:style>
    <style:style style:name="P126" style:family="paragraph" style:parent-style-name="Table_20_Contents">
      <style:paragraph-properties fo:text-align="end" style:justify-single-word="false"/>
      <style:text-properties fo:font-size="10pt" officeooo:rsid="00ad708a" officeooo:paragraph-rsid="0184ba91" style:font-size-asian="10pt" style:font-size-complex="10pt"/>
    </style:style>
    <style:style style:name="P127" style:family="paragraph" style:parent-style-name="Table_20_Contents">
      <style:paragraph-properties fo:text-align="justify" style:justify-single-word="false"/>
      <style:text-properties fo:font-size="10pt" officeooo:rsid="00c8a371" officeooo:paragraph-rsid="00c8a371" style:font-size-asian="10pt" style:font-size-complex="10pt"/>
    </style:style>
    <style:style style:name="P128" style:family="paragraph" style:parent-style-name="Table_20_Contents">
      <style:paragraph-properties fo:text-align="end" style:justify-single-word="false"/>
      <style:text-properties fo:font-size="10pt" officeooo:rsid="00c8a371" officeooo:paragraph-rsid="01b7f7ff" style:font-size-asian="10pt" style:font-size-complex="10pt"/>
    </style:style>
    <style:style style:name="P129" style:family="paragraph" style:parent-style-name="Table_20_Contents">
      <style:paragraph-properties fo:text-align="justify" style:justify-single-word="false"/>
      <style:text-properties fo:font-size="10pt" officeooo:rsid="0086c06d" officeooo:paragraph-rsid="0086c06d" style:font-size-asian="10pt" style:font-size-complex="10pt"/>
    </style:style>
    <style:style style:name="P130" style:family="paragraph" style:parent-style-name="Table_20_Contents">
      <style:paragraph-properties fo:text-align="end" style:justify-single-word="false"/>
      <style:text-properties fo:font-size="10pt" officeooo:rsid="0086c06d" officeooo:paragraph-rsid="0198a781" style:font-size-asian="10pt" style:font-size-complex="10pt"/>
    </style:style>
    <style:style style:name="P131" style:family="paragraph" style:parent-style-name="Table_20_Contents">
      <style:paragraph-properties fo:text-align="justify" style:justify-single-word="false"/>
      <style:text-properties fo:font-size="10pt" officeooo:rsid="00a6bdc0" officeooo:paragraph-rsid="00a6bdc0" style:font-size-asian="10pt" style:font-size-complex="10pt"/>
    </style:style>
    <style:style style:name="P132" style:family="paragraph" style:parent-style-name="Table_20_Contents">
      <style:paragraph-properties fo:text-align="end" style:justify-single-word="false"/>
      <style:text-properties fo:font-size="10pt" officeooo:rsid="00a6bdc0" officeooo:paragraph-rsid="016ca128" style:font-size-asian="10pt" style:font-size-complex="10pt"/>
    </style:style>
    <style:style style:name="P133" style:family="paragraph" style:parent-style-name="Table_20_Contents">
      <style:paragraph-properties fo:text-align="justify" style:justify-single-word="false"/>
      <style:text-properties fo:font-size="10pt" officeooo:rsid="00b13682" officeooo:paragraph-rsid="00b13682" style:font-size-asian="10pt" style:font-size-complex="10pt"/>
    </style:style>
    <style:style style:name="P134" style:family="paragraph" style:parent-style-name="Table_20_Contents">
      <style:paragraph-properties fo:text-align="end" style:justify-single-word="false"/>
      <style:text-properties fo:font-size="10pt" officeooo:rsid="00b13682" officeooo:paragraph-rsid="0184ba91" style:font-size-asian="10pt" style:font-size-complex="10pt"/>
    </style:style>
    <style:style style:name="P135" style:family="paragraph" style:parent-style-name="Table_20_Contents">
      <style:paragraph-properties fo:text-align="justify" style:justify-single-word="false"/>
      <style:text-properties fo:font-size="10pt" officeooo:rsid="00ca69e9" officeooo:paragraph-rsid="00ca69e9" style:font-size-asian="10pt" style:font-size-complex="10pt"/>
    </style:style>
    <style:style style:name="P136" style:family="paragraph" style:parent-style-name="Table_20_Contents">
      <style:paragraph-properties fo:text-align="end" style:justify-single-word="false"/>
      <style:text-properties fo:font-size="10pt" officeooo:rsid="00ca69e9" officeooo:paragraph-rsid="01b7f7ff" style:font-size-asian="10pt" style:font-size-complex="10pt"/>
    </style:style>
    <style:style style:name="P137" style:family="paragraph" style:parent-style-name="Table_20_Contents">
      <style:paragraph-properties fo:text-align="justify" style:justify-single-word="false"/>
      <style:text-properties fo:font-size="10pt" officeooo:rsid="0084b284" officeooo:paragraph-rsid="0084b284" style:font-size-asian="10pt" style:font-size-complex="10pt"/>
    </style:style>
    <style:style style:name="P138" style:family="paragraph" style:parent-style-name="Table_20_Contents">
      <style:paragraph-properties fo:text-align="end" style:justify-single-word="false"/>
      <style:text-properties fo:font-size="10pt" officeooo:rsid="0084b284" officeooo:paragraph-rsid="0198a781" style:font-size-asian="10pt" style:font-size-complex="10pt"/>
    </style:style>
    <style:style style:name="P139" style:family="paragraph" style:parent-style-name="Table_20_Contents">
      <style:paragraph-properties fo:text-align="justify" style:justify-single-word="false"/>
      <style:text-properties fo:font-size="10pt" officeooo:rsid="00dacf85" officeooo:paragraph-rsid="00dacf85" style:font-size-asian="10pt" style:font-size-complex="10pt"/>
    </style:style>
    <style:style style:name="P140" style:family="paragraph" style:parent-style-name="Table_20_Contents">
      <style:paragraph-properties fo:text-align="end" style:justify-single-word="false"/>
      <style:text-properties fo:font-size="10pt" officeooo:rsid="00dacf85" officeooo:paragraph-rsid="016ca128" style:font-size-asian="10pt" style:font-size-complex="10pt"/>
    </style:style>
    <style:style style:name="P141" style:family="paragraph" style:parent-style-name="Table_20_Contents">
      <style:paragraph-properties fo:text-align="justify" style:justify-single-word="false"/>
      <style:text-properties fo:font-size="10pt" officeooo:rsid="00b62ec1" officeooo:paragraph-rsid="00b62ec1" style:font-size-asian="10pt" style:font-size-complex="10pt"/>
    </style:style>
    <style:style style:name="P142" style:family="paragraph" style:parent-style-name="Table_20_Contents">
      <style:paragraph-properties fo:text-align="end" style:justify-single-word="false"/>
      <style:text-properties fo:font-size="10pt" officeooo:rsid="00b62ec1" officeooo:paragraph-rsid="0184ba91" style:font-size-asian="10pt" style:font-size-complex="10pt"/>
    </style:style>
    <style:style style:name="P143" style:family="paragraph" style:parent-style-name="Table_20_Contents">
      <style:paragraph-properties fo:text-align="justify" style:justify-single-word="false"/>
      <style:text-properties fo:font-size="10pt" officeooo:rsid="00cb006e" officeooo:paragraph-rsid="00cb006e" style:font-size-asian="10pt" style:font-size-complex="10pt"/>
    </style:style>
    <style:style style:name="P144" style:family="paragraph" style:parent-style-name="Table_20_Contents">
      <style:paragraph-properties fo:text-align="end" style:justify-single-word="false"/>
      <style:text-properties fo:font-size="10pt" officeooo:rsid="00cb006e" officeooo:paragraph-rsid="01b7f7ff" style:font-size-asian="10pt" style:font-size-complex="10pt"/>
    </style:style>
    <style:style style:name="P145" style:family="paragraph" style:parent-style-name="Table_20_Contents">
      <style:paragraph-properties fo:text-align="justify" style:justify-single-word="false"/>
      <style:text-properties fo:font-size="10pt" officeooo:rsid="00a9705f" officeooo:paragraph-rsid="00a9705f" style:font-size-asian="10pt" style:font-size-complex="10pt"/>
    </style:style>
    <style:style style:name="P146" style:family="paragraph" style:parent-style-name="Table_20_Contents">
      <style:paragraph-properties fo:text-align="end" style:justify-single-word="false"/>
      <style:text-properties fo:font-size="10pt" officeooo:rsid="00a9705f" officeooo:paragraph-rsid="016ca128" style:font-size-asian="10pt" style:font-size-complex="10pt"/>
    </style:style>
    <style:style style:name="P147" style:family="paragraph" style:parent-style-name="Table_20_Contents">
      <style:paragraph-properties fo:text-align="justify" style:justify-single-word="false"/>
      <style:text-properties fo:font-size="10pt" officeooo:rsid="00bdaa94" officeooo:paragraph-rsid="00bdaa94" style:font-size-asian="10pt" style:font-size-complex="10pt"/>
    </style:style>
    <style:style style:name="P148" style:family="paragraph" style:parent-style-name="Table_20_Contents">
      <style:paragraph-properties fo:text-align="end" style:justify-single-word="false"/>
      <style:text-properties fo:font-size="10pt" officeooo:rsid="00bdaa94" officeooo:paragraph-rsid="0184ba91" style:font-size-asian="10pt" style:font-size-complex="10pt"/>
    </style:style>
    <style:style style:name="P149" style:family="paragraph" style:parent-style-name="Table_20_Contents">
      <style:paragraph-properties fo:text-align="justify" style:justify-single-word="false"/>
      <style:text-properties fo:font-size="10pt" officeooo:rsid="00ccf97c" officeooo:paragraph-rsid="00ccf97c" style:font-size-asian="10pt" style:font-size-complex="10pt"/>
    </style:style>
    <style:style style:name="P150" style:family="paragraph" style:parent-style-name="Table_20_Contents">
      <style:paragraph-properties fo:text-align="end" style:justify-single-word="false"/>
      <style:text-properties fo:font-size="10pt" officeooo:rsid="00ccf97c" officeooo:paragraph-rsid="01b7f7ff" style:font-size-asian="10pt" style:font-size-complex="10pt"/>
    </style:style>
    <style:style style:name="P151" style:family="paragraph" style:parent-style-name="Table_20_Contents">
      <style:paragraph-properties fo:text-align="justify" style:justify-single-word="false"/>
      <style:text-properties fo:font-size="10pt" officeooo:rsid="00ab395d" officeooo:paragraph-rsid="00ab395d" style:font-size-asian="10pt" style:font-size-complex="10pt"/>
    </style:style>
    <style:style style:name="P152" style:family="paragraph" style:parent-style-name="Table_20_Contents">
      <style:paragraph-properties fo:text-align="end" style:justify-single-word="false"/>
      <style:text-properties fo:font-size="10pt" officeooo:rsid="00ab395d" officeooo:paragraph-rsid="016ca128" style:font-size-asian="10pt" style:font-size-complex="10pt"/>
    </style:style>
    <style:style style:name="P153" style:family="paragraph" style:parent-style-name="Table_20_Contents">
      <style:paragraph-properties fo:text-align="justify" style:justify-single-word="false"/>
      <style:text-properties fo:font-size="10pt" officeooo:rsid="0095b628" officeooo:paragraph-rsid="0095b628" style:font-size-asian="10pt" style:font-size-complex="10pt"/>
    </style:style>
    <style:style style:name="P154" style:family="paragraph" style:parent-style-name="Table_20_Contents">
      <style:paragraph-properties fo:text-align="end" style:justify-single-word="false"/>
      <style:text-properties fo:font-size="10pt" officeooo:rsid="0095b628" officeooo:paragraph-rsid="0184ba91" style:font-size-asian="10pt" style:font-size-complex="10pt"/>
    </style:style>
    <style:style style:name="P155" style:family="paragraph" style:parent-style-name="Table_20_Contents">
      <style:paragraph-properties fo:text-align="justify" style:justify-single-word="false"/>
      <style:text-properties fo:font-size="10pt" officeooo:rsid="00ce6ccb" officeooo:paragraph-rsid="00ce6ccb" style:font-size-asian="10pt" style:font-size-complex="10pt"/>
    </style:style>
    <style:style style:name="P156" style:family="paragraph" style:parent-style-name="Table_20_Contents">
      <style:paragraph-properties fo:text-align="end" style:justify-single-word="false"/>
      <style:text-properties fo:font-size="10pt" officeooo:rsid="00ce6ccb" officeooo:paragraph-rsid="01b7f7ff" style:font-size-asian="10pt" style:font-size-complex="10pt"/>
    </style:style>
    <style:style style:name="P157" style:family="paragraph" style:parent-style-name="Table_20_Contents">
      <style:paragraph-properties fo:text-align="justify" style:justify-single-word="false"/>
      <style:text-properties fo:font-size="10pt" officeooo:rsid="0134f753" officeooo:paragraph-rsid="0134f753" style:font-size-asian="10pt" style:font-size-complex="10pt"/>
    </style:style>
    <style:style style:name="P158" style:family="paragraph" style:parent-style-name="Table_20_Contents">
      <style:paragraph-properties fo:text-align="end" style:justify-single-word="false"/>
      <style:text-properties fo:font-size="10pt" officeooo:rsid="0134f753" officeooo:paragraph-rsid="016ca128" style:font-size-asian="10pt" style:font-size-complex="10pt"/>
    </style:style>
    <style:style style:name="P159" style:family="paragraph" style:parent-style-name="Table_20_Contents">
      <style:paragraph-properties fo:text-align="end" style:justify-single-word="false"/>
      <style:text-properties fo:font-size="10pt" officeooo:rsid="0134f753" officeooo:paragraph-rsid="0184ba91" style:font-size-asian="10pt" style:font-size-complex="10pt"/>
    </style:style>
    <style:style style:name="P160" style:family="paragraph" style:parent-style-name="Table_20_Contents">
      <style:paragraph-properties fo:text-align="end" style:justify-single-word="false"/>
      <style:text-properties fo:font-size="10pt" officeooo:rsid="0134f753" officeooo:paragraph-rsid="01b7f7ff" style:font-size-asian="10pt" style:font-size-complex="10pt"/>
    </style:style>
    <style:style style:name="P161" style:family="paragraph" style:parent-style-name="Table_20_Contents">
      <style:paragraph-properties fo:text-align="justify" style:justify-single-word="false"/>
      <style:text-properties fo:font-size="10pt" officeooo:rsid="0135cf76" officeooo:paragraph-rsid="0135cf76" style:font-size-asian="10pt" style:font-size-complex="10pt"/>
    </style:style>
    <style:style style:name="P162" style:family="paragraph" style:parent-style-name="Table_20_Contents">
      <style:paragraph-properties fo:text-align="end" style:justify-single-word="false"/>
      <style:text-properties fo:font-size="10pt" officeooo:rsid="0135cf76" officeooo:paragraph-rsid="0198a781" style:font-size-asian="10pt" style:font-size-complex="10pt"/>
    </style:style>
    <style:style style:name="P163" style:family="paragraph" style:parent-style-name="Table_20_Contents">
      <style:paragraph-properties fo:text-align="justify" style:justify-single-word="false"/>
      <style:text-properties fo:font-size="10pt" officeooo:rsid="00c377c7" officeooo:paragraph-rsid="00c377c7" style:font-size-asian="10pt" style:font-size-complex="10pt"/>
    </style:style>
    <style:style style:name="P164" style:family="paragraph" style:parent-style-name="Table_20_Contents">
      <style:paragraph-properties fo:text-align="end" style:justify-single-word="false"/>
      <style:text-properties fo:font-size="10pt" officeooo:rsid="00c377c7" officeooo:paragraph-rsid="016ca128" style:font-size-asian="10pt" style:font-size-complex="10pt"/>
    </style:style>
    <style:style style:name="P165" style:family="paragraph" style:parent-style-name="Table_20_Contents">
      <style:paragraph-properties fo:text-align="justify" style:justify-single-word="false"/>
      <style:text-properties fo:font-size="10pt" officeooo:rsid="00981602" officeooo:paragraph-rsid="00981602" style:font-size-asian="10pt" style:font-size-complex="10pt"/>
    </style:style>
    <style:style style:name="P166" style:family="paragraph" style:parent-style-name="Table_20_Contents">
      <style:paragraph-properties fo:text-align="end" style:justify-single-word="false"/>
      <style:text-properties fo:font-size="10pt" officeooo:rsid="00981602" officeooo:paragraph-rsid="0184ba91" style:font-size-asian="10pt" style:font-size-complex="10pt"/>
    </style:style>
    <style:style style:name="P167" style:family="paragraph" style:parent-style-name="Table_20_Contents">
      <style:paragraph-properties fo:text-align="justify" style:justify-single-word="false"/>
      <style:text-properties fo:font-size="10pt" officeooo:rsid="008eab37" officeooo:paragraph-rsid="008eab37" style:font-size-asian="10pt" style:font-size-complex="10pt"/>
    </style:style>
    <style:style style:name="P168" style:family="paragraph" style:parent-style-name="Table_20_Contents">
      <style:paragraph-properties fo:text-align="end" style:justify-single-word="false"/>
      <style:text-properties fo:font-size="10pt" officeooo:rsid="008eab37" officeooo:paragraph-rsid="01b7f7ff" style:font-size-asian="10pt" style:font-size-complex="10pt"/>
    </style:style>
    <style:style style:name="P169" style:family="paragraph" style:parent-style-name="Table_20_Contents">
      <style:paragraph-properties fo:text-align="justify" style:justify-single-word="false"/>
      <style:text-properties fo:font-size="10pt" officeooo:rsid="008467a9" officeooo:paragraph-rsid="008467a9" style:font-size-asian="10pt" style:font-size-complex="10pt"/>
    </style:style>
    <style:style style:name="P170" style:family="paragraph" style:parent-style-name="Table_20_Contents">
      <style:paragraph-properties fo:text-align="end" style:justify-single-word="false"/>
      <style:text-properties fo:font-size="10pt" officeooo:rsid="008467a9" officeooo:paragraph-rsid="0198a781" style:font-size-asian="10pt" style:font-size-complex="10pt"/>
    </style:style>
    <style:style style:name="P171" style:family="paragraph" style:parent-style-name="Table_20_Contents">
      <style:paragraph-properties fo:text-align="justify" style:justify-single-word="false"/>
      <style:text-properties fo:font-size="10pt" officeooo:rsid="00c1b12d" officeooo:paragraph-rsid="00c1b12d" style:font-size-asian="10pt" style:font-size-complex="10pt"/>
    </style:style>
    <style:style style:name="P172" style:family="paragraph" style:parent-style-name="Table_20_Contents">
      <style:paragraph-properties fo:text-align="end" style:justify-single-word="false"/>
      <style:text-properties fo:font-size="10pt" officeooo:rsid="00c1b12d" officeooo:paragraph-rsid="0184ba91" style:font-size-asian="10pt" style:font-size-complex="10pt"/>
    </style:style>
    <style:style style:name="P173" style:family="paragraph" style:parent-style-name="Table_20_Contents">
      <style:paragraph-properties fo:text-align="justify" style:justify-single-word="false"/>
      <style:text-properties fo:font-size="10pt" officeooo:rsid="00d150d8" officeooo:paragraph-rsid="00d150d8" style:font-size-asian="10pt" style:font-size-complex="10pt"/>
    </style:style>
    <style:style style:name="P174" style:family="paragraph" style:parent-style-name="Table_20_Contents">
      <style:paragraph-properties fo:text-align="end" style:justify-single-word="false"/>
      <style:text-properties fo:font-size="10pt" officeooo:rsid="00d150d8" officeooo:paragraph-rsid="01b7f7ff" style:font-size-asian="10pt" style:font-size-complex="10pt"/>
    </style:style>
    <style:style style:name="T1" style:family="text">
      <style:text-properties officeooo:rsid="00114896"/>
    </style:style>
    <style:style style:name="T2" style:family="text">
      <style:text-properties officeooo:rsid="0021633e"/>
    </style:style>
    <style:style style:name="T3" style:family="text">
      <style:text-properties officeooo:rsid="00265810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d898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29d4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50103c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7058b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711979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11278b2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1136b6d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116c159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11bb5d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11e3d1d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11ee53c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125fa86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12ccfdc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140c45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141dbbd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14299d0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1abc98e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1d922a2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1d9c32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1da2eb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1de576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1e25118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711979" style:font-size-asian="10.5pt" style:font-size-complex="12pt"/>
    </style:style>
    <style:style style:name="T29" style:family="text">
      <style:text-properties fo:font-size="12pt" officeooo:rsid="016f2a58" style:font-size-asian="10.5pt" style:font-size-complex="12pt"/>
    </style:style>
    <style:style style:name="T30" style:family="text">
      <style:text-properties fo:font-size="12pt" officeooo:rsid="016ca128" style:font-size-asian="10.5pt" style:font-size-complex="12pt"/>
    </style:style>
    <style:style style:name="T31" style:family="text">
      <style:text-properties fo:font-size="12pt" fo:font-style="normal" officeooo:rsid="01806b1d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16f2a58" style:font-size-asian="10.5pt" style:font-style-asian="normal" style:font-size-complex="12pt" style:font-style-complex="normal"/>
    </style:style>
    <style:style style:name="T33" style:family="text">
      <style:text-properties officeooo:rsid="00363c59"/>
    </style:style>
    <style:style style:name="T34" style:family="text">
      <style:text-properties officeooo:rsid="0039f3b2"/>
    </style:style>
    <style:style style:name="T35" style:family="text">
      <style:text-properties officeooo:rsid="00495228"/>
    </style:style>
    <style:style style:name="T36" style:family="text">
      <style:text-properties officeooo:rsid="004af3f9"/>
    </style:style>
    <style:style style:name="T37" style:family="text">
      <style:text-properties officeooo:rsid="004f547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6489fe" style:font-style-asian="italic" style:font-style-complex="italic"/>
    </style:style>
    <style:style style:name="T40" style:family="text">
      <style:text-properties fo:font-style="italic" officeooo:rsid="007058bf" style:font-style-asian="italic" style:font-style-complex="italic"/>
    </style:style>
    <style:style style:name="T41" style:family="text">
      <style:text-properties fo:font-style="italic" officeooo:rsid="00754bde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509c38" style:font-style-asian="normal" style:font-style-complex="normal"/>
    </style:style>
    <style:style style:name="T44" style:family="text">
      <style:text-properties fo:font-style="normal" officeooo:rsid="0051f6a7" style:font-style-asian="normal" style:font-style-complex="normal"/>
    </style:style>
    <style:style style:name="T45" style:family="text">
      <style:text-properties fo:font-style="normal" officeooo:rsid="00551cef" style:font-style-asian="normal" style:font-style-complex="normal"/>
    </style:style>
    <style:style style:name="T46" style:family="text">
      <style:text-properties fo:font-style="normal" officeooo:rsid="00579971" style:font-style-asian="normal" style:font-style-complex="normal"/>
    </style:style>
    <style:style style:name="T47" style:family="text">
      <style:text-properties fo:font-style="normal" officeooo:rsid="00581f2d" style:font-style-asian="normal" style:font-style-complex="normal"/>
    </style:style>
    <style:style style:name="T48" style:family="text">
      <style:text-properties fo:font-style="normal" officeooo:rsid="00582aab" style:font-style-asian="normal" style:font-style-complex="normal"/>
    </style:style>
    <style:style style:name="T49" style:family="text">
      <style:text-properties fo:font-style="normal" officeooo:rsid="005a5014" style:font-style-asian="normal" style:font-style-complex="normal"/>
    </style:style>
    <style:style style:name="T50" style:family="text">
      <style:text-properties fo:font-style="normal" officeooo:rsid="0065e2fb" style:font-style-asian="normal" style:font-style-complex="normal"/>
    </style:style>
    <style:style style:name="T51" style:family="text">
      <style:text-properties fo:font-style="normal" officeooo:rsid="006779d6" style:font-style-asian="normal" style:font-style-complex="normal"/>
    </style:style>
    <style:style style:name="T52" style:family="text">
      <style:text-properties fo:font-style="normal" officeooo:rsid="006489fe" style:font-style-asian="normal" style:font-style-complex="normal"/>
    </style:style>
    <style:style style:name="T53" style:family="text">
      <style:text-properties fo:font-style="normal" officeooo:rsid="012ccfdc" style:font-style-asian="normal" style:font-style-complex="normal"/>
    </style:style>
    <style:style style:name="T54" style:family="text">
      <style:text-properties fo:font-style="normal" officeooo:rsid="0050103c" style:font-style-asian="normal" style:font-style-complex="normal"/>
    </style:style>
    <style:style style:name="T55" style:family="text">
      <style:text-properties fo:font-style="normal" officeooo:rsid="017f6d1e" style:font-style-asian="normal" style:font-style-complex="normal"/>
    </style:style>
    <style:style style:name="T56" style:family="text">
      <style:text-properties fo:font-style="normal" officeooo:rsid="01806b1d" style:font-style-asian="normal" style:font-style-complex="normal"/>
    </style:style>
    <style:style style:name="T57" style:family="text">
      <style:text-properties fo:font-style="normal" officeooo:rsid="0147cb36" style:font-style-asian="normal" style:font-style-complex="normal"/>
    </style:style>
    <style:style style:name="T58" style:family="text">
      <style:text-properties fo:font-style="normal" officeooo:rsid="0186111a" style:font-style-asian="normal" style:font-style-complex="normal"/>
    </style:style>
    <style:style style:name="T59" style:family="text">
      <style:text-properties fo:font-style="normal" officeooo:rsid="0188c4fd" style:font-style-asian="normal" style:font-style-complex="normal"/>
    </style:style>
    <style:style style:name="T60" style:family="text">
      <style:text-properties fo:font-style="normal" officeooo:rsid="01898bd6" style:font-style-asian="normal" style:font-style-complex="normal"/>
    </style:style>
    <style:style style:name="T61" style:family="text">
      <style:text-properties fo:font-style="normal" officeooo:rsid="018ac0a9" style:font-style-asian="normal" style:font-style-complex="normal"/>
    </style:style>
    <style:style style:name="T62" style:family="text">
      <style:text-properties fo:font-style="normal" officeooo:rsid="01a44cc9" style:font-style-asian="normal" style:font-style-complex="normal"/>
    </style:style>
    <style:style style:name="T63" style:family="text">
      <style:text-properties fo:font-style="normal" officeooo:rsid="01e25118" style:font-style-asian="normal" style:font-style-complex="normal"/>
    </style:style>
    <style:style style:name="T64" style:family="text">
      <style:text-properties officeooo:rsid="00727ac4"/>
    </style:style>
    <style:style style:name="T65" style:family="text">
      <style:text-properties officeooo:rsid="00754bde"/>
    </style:style>
    <style:style style:name="T66" style:family="text">
      <style:text-properties officeooo:rsid="007b9fb8"/>
    </style:style>
    <style:style style:name="T67" style:family="text">
      <style:text-properties officeooo:rsid="0082f635"/>
    </style:style>
    <style:style style:name="T68" style:family="text">
      <style:text-properties officeooo:rsid="0088a952"/>
    </style:style>
    <style:style style:name="T69" style:family="text">
      <style:text-properties officeooo:rsid="0090d6dc"/>
    </style:style>
    <style:style style:name="T70" style:family="text">
      <style:text-properties officeooo:rsid="00ae96e3"/>
    </style:style>
    <style:style style:name="T71" style:family="text">
      <style:text-properties officeooo:rsid="00b72e03"/>
    </style:style>
    <style:style style:name="T72" style:family="text">
      <style:text-properties officeooo:rsid="00c377c7"/>
    </style:style>
    <style:style style:name="T73" style:family="text">
      <style:text-properties officeooo:rsid="00cf6088"/>
    </style:style>
    <style:style style:name="T74" style:family="text">
      <style:text-properties officeooo:rsid="00dd7e8f"/>
    </style:style>
    <style:style style:name="T75" style:family="text">
      <style:text-properties officeooo:rsid="0129f1ff"/>
    </style:style>
    <style:style style:name="T76" style:family="text">
      <style:text-properties officeooo:rsid="012ccfdc"/>
    </style:style>
    <style:style style:name="T77" style:family="text">
      <style:text-properties officeooo:rsid="013d334f"/>
    </style:style>
    <style:style style:name="T78" style:family="text">
      <style:text-properties officeooo:rsid="013d997a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13d997a" style:font-weight-asian="bold" style:font-weight-complex="bold"/>
    </style:style>
    <style:style style:name="T81" style:family="text">
      <style:text-properties fo:font-weight="bold" officeooo:rsid="01446192" style:font-weight-asian="bold" style:font-weight-complex="bold"/>
    </style:style>
    <style:style style:name="T82" style:family="text">
      <style:text-properties fo:font-weight="bold" officeooo:rsid="0156e963" style:font-weight-asian="bold" style:font-weight-complex="bold"/>
    </style:style>
    <style:style style:name="T83" style:family="text">
      <style:text-properties officeooo:rsid="0147cb36"/>
    </style:style>
    <style:style style:name="T84" style:family="text">
      <style:text-properties officeooo:rsid="01492f81"/>
    </style:style>
    <style:style style:name="T85" style:family="text">
      <style:text-properties officeooo:rsid="014a3539"/>
    </style:style>
    <style:style style:name="T86" style:family="text">
      <style:text-properties officeooo:rsid="014b63b9"/>
    </style:style>
    <style:style style:name="T87" style:family="text">
      <style:text-properties officeooo:rsid="0158ccf0"/>
    </style:style>
    <style:style style:name="T88" style:family="text">
      <style:text-properties officeooo:rsid="017a5f01"/>
    </style:style>
    <style:style style:name="T89" style:family="text">
      <style:text-properties officeooo:rsid="018c3500"/>
    </style:style>
    <style:style style:name="T90" style:family="text">
      <style:text-properties officeooo:rsid="0125fa86"/>
    </style:style>
    <style:style style:name="T91" style:family="text">
      <style:text-properties officeooo:rsid="012778a4"/>
    </style:style>
    <style:style style:name="T92" style:family="text">
      <style:text-properties officeooo:rsid="01ccbc77"/>
    </style:style>
    <style:style style:name="T93" style:family="text">
      <style:text-properties officeooo:rsid="01ce162d"/>
    </style:style>
    <style:style style:name="T94" style:family="text">
      <style:text-properties officeooo:rsid="01cf3404"/>
    </style:style>
    <style:style style:name="T95" style:family="text">
      <style:text-properties officeooo:rsid="01e3670a"/>
    </style:style>
    <style:style style:name="T96" style:family="text">
      <style:text-properties officeooo:rsid="01e369f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style:style style:name="fr4" style:family="graphic" style:parent-style-name="OLE">
      <style:graphic-properties style:vertical-pos="middle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itechnika Wrocławska</text:p>
      <text:p text:style-name="P1"><text:span text:style-name="T93">26</text:span>.1<text:span text:style-name="T93">1</text:span>.2019r</text:p>
      <text:p text:style-name="P1"/>
      <text:p text:style-name="P38"/>
      <text:p text:style-name="P19"/>
      <text:p text:style-name="P31">Projektowanie Efektywnych Algoryt<text:span text:style-name="T1">m</text:span>ów</text:p>
      <text:p text:style-name="P39"/>
      <text:p text:style-name="P39"/>
      <text:p text:style-name="P39"/>
      <text:p text:style-name="P32">Temat:</text:p>
      <text:p text:style-name="P33">Rozwiązanie TSP za pomocą metod przeglądu zupełnego, programowania dynamicznego, metodą podziału i ograniczeń <text:span text:style-name="T94">i metodą zachłanną</text:span></text:p>
      <text:p text:style-name="P40"/>
      <text:p text:style-name="P40"/>
      <text:p text:style-name="P40"/>
      <text:p text:style-name="P37">Prowadzący</text:p>
      <text:p text:style-name="P34">dr inż. Tomasz Kapłon</text:p>
      <text:p text:style-name="P36"/>
      <text:p text:style-name="P36"/>
      <text:p text:style-name="P36"/>
      <text:p text:style-name="P36"/>
      <text:p text:style-name="P36"/>
      <text:p text:style-name="P34">Autor</text:p>
      <text:p text:style-name="P34">Paweł Parczyk</text:p>
      <text:p text:style-name="P35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4"/>
      <text:p text:style-name="P54"/>
      <text:p text:style-name="P54"/>
      <text:p text:style-name="P3"/>
      <text:p text:style-name="P3"/>
      <text:p text:style-name="P4"><text:tab/></text:p>
      <text:p text:style-name="P20"/>
      <text:p text:style-name="P28"/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29">Wstęp</text:p>
          </table:table-cell>
        </table:table-row>
      </table:table>
      <text:p text:style-name="P27"/>
      <text:p text:style-name="P5"><text:tab/>Początki problemu Komiwojażera (TSP - Travelling salesman problem) sięgają XIX wieku, kiedy to William Rowan Hamilton opisał problem istnienia cyklu n-elementowego w grafie o n wierzchołkach. Za pierwszego autora, który sformalizował matematycznie problem komiwojażera, uznaje się <text:s/>Karla Mengera, który w 1930 zwrócił szczególną uwagę na trudność w obliczeniu optymalnego rozwiązania. Z uwagi na prostotę opisu problemu i trudność optymalizacji algorytmów służących do jego rozwiązania, problem stał się bardzo popularny. </text:p>
      <text:p text:style-name="P5"/>
      <text:p text:style-name="P5"><text:tab/>Celem projektu było stworzenie kilku algorytmów rozwiązujących TSP, a następnie określenie ich złożoności czasowych i pamięciowych na podstawie przeprowadzonych testów, <text:span text:style-name="T76">a także porównanie różnych podejść pod względem szybkości, zapotrzebowania zasobów i skuteczności wyszukiwania optymalnego rozwiązania. </text:span></text:p>
      <text:p text:style-name="P5"/>
      <text:p text:style-name="P6"><text:tab/><text:span text:style-name="T2">W ramach projektu zostały zaimplementowane cztery algorytmy: metoda przeszukiwania zupełnego (brute force), metoda programowania dynamicznego (algorytm Helda-Karpa), metoda zachłanna oraz metoda B&amp;B. </text:span></text:p>
      <text:p text:style-name="P6"/>
      <text:p text:style-name="P6"><text:tab/><text:span text:style-name="T3">Program został napisany w języku c++ w wersji 11 z wykorzystaniem technik programowania obiektowego. Kod został skompilowany przez kompilator g++, a następnie uruchomiony na komputerze zarządzanym przez system Linux Ubuntu 16.04, sama maszyna wyposażona była w 8GB pamięci ram i procesor intel core i5.</text:span></text:p>
      <text:p text:style-name="P6"/>
      <text:p text:style-name="P6"><text:tab/><text:span text:style-name="T37">Algorytmy zostały napisane w wersjach iteracyjnych w celu zminimalizowania czasu wykonania.</text:span></text:p>
      <text:p text:style-name="P82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3">Realizacja i testy</text:p>
          </table:table-cell>
        </table:table-row>
      </table:table>
      <text:p text:style-name="P79"/>
      <text:p text:style-name="P47"><text:tab/><text:span text:style-name="T65">Wszystkie algorytmy zostały przetestowane dla 8 grafów: 6-, 8-, 10-, 12-, 11-, 13-, 14 i 15-wierzchołkowego. Każdy pomiar został powtórzony 3 razy a wyniki zostały uśrednione. Poprawność algorytmów została określona na podstawie znanych odpowiedzi podanych w pliku </text:span><text:span text:style-name="T41">wyniki.as.</text:span></text:p>
      <text:p text:style-name="P47"/>
      <text:p text:style-name="P52">Grafy <text:span text:style-name="T66">i optymalne rozwiązania do nich </text:span>zostały pobrane ze strony dr inż. Jarosława Mierzwy.</text:p>
      <text:p text:style-name="P52"/>
      <text:p text:style-name="P64"><text:span text:style-name="T74">Znalezione rozwiązania:</text:span></text:p>
      <text:p text:style-name="P59"><text:tab/>Dla grafów dr Mierzwy zostały poniżej <text:span text:style-name="T75">zapisane </text:span>uzyskane rozwiązania</text:p>
      <text:list xml:id="list3075448109567431100" text:style-name="L1">
        <text:list-item>
          <text:p text:style-name="P41"><text:span text:style-name="T12">tsp_6</text:span><text:span text:style-name="T10">: </text:span><text:span text:style-name="T11">0 – </text:span><text:span text:style-name="T10">1 - <text:s/>2 – 3 - 4 – 5 – 0 <text:s/>dystans: 132,</text:span></text:p>
        </text:list-item>
        <text:list-item>
          <text:p text:style-name="P42">tsp_6_2: <text:s/>0 – 5 – 1 – 2 – 3 – 4 – 0 <text:s/>dystans: 80,</text:p>
        </text:list-item>
        <text:list-item>
          <text:p text:style-name="P69"><text:span text:style-name="T4">tsp_10: </text:span><text:span text:style-name="T15">0 – </text:span><text:span text:style-name="T13">3 – 1 – 9 – 6 – 7 – 8 – 2 – 4 – 5 – 0 <text:s/>dystans: 21</text:span><text:span text:style-name="T21">2</text:span><text:span text:style-name="T13">,</text:span></text:p>
        </text:list-item>
        <text:list-item>
          <text:p text:style-name="P70"><text:span text:style-name="T4">tsp_12: </text:span><text:span text:style-name="T14">0 – 1 – 8 – 4 – 6 – 2 – 11 – 9 – 7 – 5 – 3 – 10 – 0 <text:s/>dystans: 264,</text:span></text:p>
        </text:list-item>
        <text:list-item>
          <text:p text:style-name="P71"><text:span text:style-name="T4">tsp_14: </text:span><text:span text:style-name="T16">0 – 12 – 1 – 8 – 4 – 6 – 2 – 11 – 13 – 9 – 7 – 5 – 3 – 10 – 0 <text:s/>dystans: 282,</text:span></text:p>
        </text:list-item>
        <text:list-item>
          <text:p text:style-name="P58"><text:span text:style-name="T90">t</text:span>sp_15: <text:span text:style-name="T91">0 – 12 – 1 – 14 – 8 – 4 – 6 – 2 – 11 – 13 – 9 – 7 – 5 – 3 – 10 – 0 <text:s/>dystans: 291.</text:span></text:p>
        </text:list-item>
      </text:list>
      <text:p text:style-name="P4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0">Opis algorytmów</text:p>
          </table:table-cell>
        </table:table-row>
      </table:table>
      <text:p text:style-name="P27"/>
      <text:p text:style-name="P21"><text:span text:style-name="T64">1</text:span>. <text:span text:style-name="T77">Przegląd zupełny</text:span></text:p>
      <text:p text:style-name="P21"/>
      <text:p text:style-name="P24"><text:span text:style-name="T4"><text:tab/></text:span><text:span text:style-name="T22">M</text:span><text:span text:style-name="T5">etoda polegająca na sprawdzeniu wszystkich możliwych permutacji </text:span><text:span text:style-name="T8">wierzchołków </text:span><text:span text:style-name="T5">w grafie i wyboru takie</text:span><text:span text:style-name="T23">j</text:span><text:span text:style-name="T5">, w któr</text:span><text:span text:style-name="T23">ej</text:span><text:span text:style-name="T5"> sumaryczny koszt odwiedzenia wszystkich wierzchołków jest najmniejszy. </text:span><text:span text:style-name="T23">Metoda ta gwarantuje znalezienie optymalnego rozwiązania</text:span><text:span text:style-name="T5">.</text:span></text:p>
      <text:p text:style-name="P14"/>
      <text:p text:style-name="P75"><text:span text:style-name="T4">Ilość przypadków </text:span><text:span text:style-name="T25">do rozpatrzenia </text:span><text:span text:style-name="T4">wyraża się wzorem </text:span><text:span text:style-name="T18">n!</text:span><text:span text:style-name="T4">. </text:span><text:span text:style-name="T9">To sprawia że dla </text:span><text:span text:style-name="T19">odpowiednio dużych grafów </text:span><text:span text:style-name="T20">(w zależności od możliwości sprzętu) </text:span><text:span text:style-name="T9">algorytm ten staje się bezużyteczny, </text:span><text:span text:style-name="T17">a problemy nierozwiązywalne</text:span><text:span text:style-name="T9">.</text:span></text:p>
      <text:p text:style-name="P75"><text:span text:style-name="T9"/></text:p>
      <text:p text:style-name="P91"><text:span text:style-name="T9">Z</text:span><text:span text:style-name="T4">łożoność obliczeniowa algorytmu, </text:span><text:span text:style-name="T26">z uwagi na ilość przypadków do rozpatrzenia, </text:span><text:span text:style-name="T4">wynosi O(n!)</text:span></text:p>
      <text:p text:style-name="P90"><text:span text:style-name="T4"/></text:p>
      <text:p text:style-name="P76"><text:span text:style-name="T28">A</text:span><text:span text:style-name="T27">lgorytm: </text:span></text:p>
      <text:p text:style-name="P77"><text:span text:style-name="T4"><text:tab/>W kolejnych iteracjach generowane są kolejne permutacje. Po obliczeniu długości ścieżki wynikającej z danej permutacji wierzchołków sprawdzana jest ona z aktualnie zapamiętaną najkrótszą ścieżką. Jeżeli aktualna jest krótsza to aktualna ścieżka zostaje zapamiętana.</text:span></text:p>
      <text:p text:style-name="P77"><text:span text:style-name="T4"/></text:p>
      <text:p text:style-name="P87"><text:span text:style-name="T27">Realizacja:</text:span></text:p>
      <text:p text:style-name="P94"><text:span text:style-name="T27"><text:tab/>Otrzymane wyniki czasowe </text:span><text:span text:style-name="T29">pracy </text:span><text:span text:style-name="T27">algorytmu:</text:span></text:p>
      <text:p text:style-name="P94"><text:span text:style-name="T27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5">Ilość wierzchołków</text:p>
          </table:table-cell>
          <table:table-cell table:style-name="Tabela6.B1" office:value-type="string">
            <text:p text:style-name="P115">Przegląd zupełny</text:p>
            <text:p text:style-name="P110">[ms]</text:p>
          </table:table-cell>
        </table:table-row>
        <table:table-row>
          <table:table-cell table:style-name="Tabela6.A2" office:value-type="string">
            <text:p text:style-name="P115">6</text:p>
          </table:table-cell>
          <table:table-cell table:style-name="Tabela6.B2" office:value-type="string">
            <text:p text:style-name="P132">3.69</text:p>
          </table:table-cell>
        </table:table-row>
        <table:table-row>
          <table:table-cell table:style-name="Tabela6.A2" office:value-type="string">
            <text:p text:style-name="P115">8</text:p>
          </table:table-cell>
          <table:table-cell table:style-name="Tabela6.B2" office:value-type="string">
            <text:p text:style-name="P140">4.06</text:p>
          </table:table-cell>
        </table:table-row>
        <table:table-row>
          <table:table-cell table:style-name="Tabela6.A2" office:value-type="string">
            <text:p text:style-name="P115">10</text:p>
          </table:table-cell>
          <table:table-cell table:style-name="Tabela6.B2" office:value-type="string">
            <text:p text:style-name="P146">2406.84</text:p>
          </table:table-cell>
        </table:table-row>
        <table:table-row>
          <table:table-cell table:style-name="Tabela6.A2" office:value-type="string">
            <text:p text:style-name="P115">12</text:p>
          </table:table-cell>
          <table:table-cell table:style-name="Tabela6.B2" office:value-type="string">
            <text:p text:style-name="P152"><text:s/>298282.58</text:p>
          </table:table-cell>
        </table:table-row>
        <table:table-row>
          <table:table-cell table:style-name="Tabela6.A2" office:value-type="string">
            <text:p text:style-name="P120">13</text:p>
          </table:table-cell>
          <table:table-cell table:style-name="Tabela6.B2" office:value-type="string">
            <text:p text:style-name="P158">38265241.74</text:p>
          </table:table-cell>
        </table:table-row>
        <table:table-row>
          <table:table-cell table:style-name="Tabela6.A2" office:value-type="string">
            <text:p text:style-name="P115">14</text:p>
          </table:table-cell>
          <table:table-cell table:style-name="Tabela6.B2" office:value-type="string">
            <text:p text:style-name="P164">&gt;15h</text:p>
          </table:table-cell>
        </table:table-row>
        <table:table-row>
          <table:table-cell table:style-name="Tabela6.A2" office:value-type="string">
            <text:p text:style-name="P115">15</text:p>
          </table:table-cell>
          <table:table-cell table:style-name="Tabela6.B2" office:value-type="string">
            <text:p text:style-name="P164">&gt;226h</text:p>
          </table:table-cell>
        </table:table-row>
      </table:table>
      <text:p text:style-name="P78"/>
      <text:p text:style-name="P53"/>
      <text:p text:style-name="P78"><text:soft-page-break/><draw:frame draw:style-name="fr2" draw:name="Obiekt10" text:anchor-type="as-char" svg:width="16.979cm" svg:height="8.82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3"/>
      <text:p text:style-name="P53">Wykres prezentuje porównanie uzyskanej złożoności czasowej algorytmu przeglądu zupełnego z zakładaną złożonością. Z wykresu wynika że zaimplementowany algorytm ma złożoność mniejszą niż O(n!). <text:span text:style-name="T88">Poniżej ten sam wykres został zaprezentowany w skali logarytmicznej.</text:span></text:p>
      <text:p text:style-name="P78"><draw:frame draw:style-name="fr2" draw:name="Obiekt13" text:anchor-type="as-char" svg:width="16.979cm" svg:height="8.88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78"/>
      <text:p text:style-name="P77"><text:span text:style-name="T64">2. Programowanie dynamiczne</text:span></text:p>
      <text:p text:style-name="P22"/>
      <text:p text:style-name="P25"><text:span text:style-name="T5"><text:tab/></text:span><text:span text:style-name="T6">Metoda programowania dynamicznego cechuje się mniejszą złożonością czasową od metody przeglądu zupełnego, za to znacznie wyższą złożonością pamięciową. Polega ona na podzieleniu całego problemu na </text:span><text:span text:style-name="T7">podproblemy</text:span><text:span text:style-name="T6"> i zapamiętywaniu wszystkich </text:span><text:span text:style-name="T7">rozwiązanych</text:span><text:span text:style-name="T6"> </text:span><text:span text:style-name="T7">podproblemów</text:span><text:span text:style-name="T6"> w celu późniejszego wykorzystania. Każdy </text:span><text:span text:style-name="T7">podproblem</text:span><text:span text:style-name="T6"> może składać się z innych</text:span><text:span text:style-name="T7">.</text:span></text:p>
      <text:p text:style-name="P25"><text:span text:style-name="T7"/></text:p>
      <text:p text:style-name="P43"><text:span text:style-name="T81">A</text:span><text:span text:style-name="T80">lgorytm:</text:span><text:span text:style-name="T78"> </text:span></text:p>
      <text:p text:style-name="P43"><text:tab/><text:span text:style-name="T83">Zastosowano algorytm </text:span>Helda-Karpa, <text:span text:style-name="T84">który</text:span> opiera się <text:span text:style-name="T85">na</text:span> kolejn<text:span text:style-name="T85">ych </text:span>wywo<text:span text:style-name="T76">ł</text:span>ywani<text:span text:style-name="T86">ach </text:span>funkcji <text:span text:style-name="T38">H(</text:span><text:span text:style-name="T39">V</text:span><text:span text:style-name="T38">, d),</text:span> gdzie <text:span text:style-name="T40">V</text:span> to zbiór wierzchołków <draw:frame draw:style-name="fr1" draw:name="Obiekt1" text:anchor-type="as-char" svg:y="-0.377cm" svg:width="2.875cm" svg:height="0.531cm" draw:z-index="1"><draw:object xlink:href="./Object 1" xlink:type="simple" xlink:show="embed" xlink:actuate="onLoad"/><draw:image xlink:href="./ObjectReplacements/Object 1" xlink:type="simple" xlink:show="embed" xlink:actuate="onLoad"/></draw:frame>, przez które trzeba do<text:span text:style-name="T76">j</text:span>ść, a <text:span text:style-name="T38">d</text:span><text:span text:style-name="T39"><draw:frame draw:style-name="fr1" draw:name="Obiekt4" text:anchor-type="as-char" svg:y="-0.377cm" svg:width="0.965cm" svg:height="0.467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38"> </text:span><text:span text:style-name="T42">to </text:span><text:soft-page-break/><text:span text:style-name="T42">wierzchołek docelowy, na którym należy zakończyć. Następnie po obliczeniu wartości funkcji jej wynik zostaje zapisany </text:span><text:span text:style-name="T53">w </text:span><text:span text:style-name="T62">t</text:span><text:span text:style-name="T42">ablicy </text:span><text:span text:style-name="T63">kosztów.</text:span><text:span text:style-name="T42"> </text:span><text:span text:style-name="T63">W sytuacji</text:span><text:span text:style-name="T42">, gdy ponownie zachodzi potrzeba wyliczenia wartości funkcji H, to korzysta się z tablicy </text:span><text:span text:style-name="T49">kosztów</text:span><text:span text:style-name="T42">. </text:span></text:p>
      <text:p text:style-name="P15"/>
      <text:p text:style-name="P13"><text:span text:style-name="T42">D</text:span><text:span text:style-name="T51">z</text:span><text:span text:style-name="T42">iałanie algorytmu określa wzór rekurencyjny:</text:span></text:p>
      <text:p text:style-name="P12"><text:span text:style-name="T42"><draw:frame draw:style-name="fr1" draw:name="Obiekt3" text:anchor-type="as-char" svg:y="-0.386cm" svg:width="13.974cm" svg:height="0.5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2"><draw:frame draw:style-name="fr1" draw:name="Obiekt9" text:anchor-type="as-char" svg:y="-0.386cm" svg:width="8.543cm" svg:height="0.564cm" draw:z-index="4"><draw:object xlink:href="./Object 9" xlink:type="simple" xlink:show="embed" xlink:actuate="onLoad"/><draw:image xlink:href="./ObjectReplacements/Object 9" xlink:type="simple" xlink:show="embed" xlink:actuate="onLoad"/></draw:frame></text:span><text:span text:style-name="T42">,</text:span></text:p>
      <text:p text:style-name="P15"/>
      <text:p text:style-name="P11"><text:span text:style-name="T50">gdzie</text:span><text:span text:style-name="T42"><draw:frame draw:style-name="fr1" draw:name="Obiekt5" text:anchor-type="as-char" svg:y="-0.386cm" svg:width="3.849cm" svg:height="0.5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42">, </text:span><text:span text:style-name="T52"><text:s/></text:span><text:span text:style-name="T51">a</text:span><text:span text:style-name="T51"><draw:frame draw:style-name="fr1" draw:name="Obiekt6" text:anchor-type="as-char" svg:y="-0.386cm" svg:width="1.732cm" svg:height="0.54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52"> to koszt dotarcia z wierzchołka </text:span><text:span text:style-name="T52"><draw:frame draw:style-name="fr1" draw:name="Obiekt7" text:anchor-type="as-char" svg:y="-0.377cm" svg:width="0.499cm" svg:height="0.531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52">do wierzchołka </text:span><text:span text:style-name="T52"><draw:frame draw:style-name="fr1" draw:name="Obiekt8" text:anchor-type="as-char" svg:y="-0.377cm" svg:width="0.542cm" svg:height="0.533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52">.</text:span></text:p>
      <text:p text:style-name="P16"/>
      <text:p text:style-name="P10"><text:span text:style-name="T42">W programie wektor wierzchołków został zaprezentowany jako liczba Int, gdzie i-ty bit w tej liczbie oznacza czy i-ty</text:span><text:span text:style-name="T44">+1</text:span><text:span text:style-name="T42"> wierzchołek grafu </text:span><text:span text:style-name="T51">zawiera się w V.</text:span></text:p>
      <text:p text:style-name="P17"/>
      <text:p text:style-name="P9"><text:span text:style-name="T42">Przykład: </text:span><text:span text:style-name="T38">H(v, d), </text:span><text:span text:style-name="T42">gdzie</text:span><text:span text:style-name="T42"><draw:frame draw:style-name="fr1" draw:name="Obiekt2" text:anchor-type="as-char" svg:y="-0.386cm" svg:width="8.22cm" svg:height="0.506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2">oznacza, że należy policzyć koszt dotarcia z wierzchołka 0 do wierzchołka </text:span><text:span text:style-name="T43">3</text:span><text:span text:style-name="T42"> (</text:span><text:span text:style-name="T45">trzeci</text:span><text:span text:style-name="T42"> bit </text:span><text:span text:style-name="T43">ustawiony na jeden</text:span><text:span text:style-name="T42">) przechodząc </text:span><text:span text:style-name="T43">przez wierzchołk</text:span><text:span text:style-name="T46">i 1, 3, 6. </text:span><text:span text:style-name="T47">Zapis tak obliczon</text:span><text:span text:style-name="T48">ego kosztu odbywa się do tablicy kosztów </text:span></text:p>
      <text:p text:style-name="P18">k[v][d].</text:p>
      <text:p text:style-name="P18"/>
      <text:p text:style-name="P65">Rozpatrując funkcje H od przypadków podstawowych tzn <text:span text:style-name="T38">rozmiar(V) = 1 </text:span>można <text:span text:style-name="T95">uzyskać </text:span>algorytm <text:span text:style-name="T96">w wersji </text:span>iteracyj<text:span text:style-name="T96">nej</text:span>.</text:p>
      <text:p text:style-name="P55"><text:span text:style-name="T42">Złożoność obliczeniowa algorytmu jest uzależniona od zastosowanej metody indeksowania rozwiązań zapami</text:span><text:span text:style-name="T56">ę</text:span><text:span text:style-name="T42">tywanych w tablicy k</text:span><text:span text:style-name="T55">o</text:span><text:span text:style-name="T42">sztów. </text:span><text:span text:style-name="T56">Przy zastosowaniu indeksowania o złożoności O(1) – złożoność równa dostępowi do tablicy przez indeks – złożoność obliczeniowa a</text:span><text:span text:style-name="T57">lgorytm </text:span><text:span text:style-name="T54">Helda-Karpa </text:span><text:span text:style-name="T56">wynosi </text:span><text:span text:style-name="T56"><draw:frame draw:style-name="fr1" draw:name="Obiekt14" text:anchor-type="as-char" svg:y="-0.437cm" svg:width="1.85cm" svg:height="0.557cm" draw:z-index="11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56">. </text:span><text:span text:style-name="T58">Znaczącą wada </text:span><text:span text:style-name="T59">tego algorytmu </text:span><text:span text:style-name="T58">jest zapotrzebowanie pamięciowe, które rośnie wraz z powiększaniem się problemu. Złożoność pamięciowa wynosi</text:span><text:span text:style-name="T58"><draw:frame draw:style-name="fr1" draw:name="Obiekt18" text:anchor-type="as-char" svg:y="-0.437cm" svg:width="1.572cm" svg:height="0.559cm" draw:z-index="15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58">. Cecha ta nie stanowi problemu dopóki pamięci w komputerze wystarcza, ale gdy pamięć się kończy system operacyjny </text:span><text:span text:style-name="T60">zaczyna stosować </text:span><text:span text:style-name="T58">pamięć wymiany co spowoduje zwolnienie </text:span><text:span text:style-name="T61">realizacji</text:span><text:span text:style-name="T58">.</text:span></text:p>
      <text:p text:style-name="P55"><text:span text:style-name="T56"/></text:p>
      <text:p text:style-name="P88"><text:span text:style-name="T27">Realizacja:</text:span></text:p>
      <text:p text:style-name="P95"><text:span text:style-name="T31"><text:tab/>Otrzymane wyniki czasowe </text:span><text:span text:style-name="T32">pracy </text:span><text:span text:style-name="T31">algorytmu:</text:span></text:p>
      <text:p text:style-name="P95"><text:span text:style-name="T31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Ilość wierzchołków</text:p>
          </table:table-cell>
          <table:table-cell table:style-name="Tabela7.B1" office:value-type="string">
            <text:p text:style-name="P116">Dynamiczne</text:p>
            <text:p text:style-name="P111">[ms]</text:p>
          </table:table-cell>
        </table:table-row>
        <table:table-row>
          <table:table-cell table:style-name="Tabela7.A2" office:value-type="string">
            <text:p text:style-name="P116">6</text:p>
          </table:table-cell>
          <table:table-cell table:style-name="Tabela7.B2" office:value-type="string">
            <text:p text:style-name="P134">0.879</text:p>
          </table:table-cell>
        </table:table-row>
        <table:table-row>
          <table:table-cell table:style-name="Tabela7.A2" office:value-type="string">
            <text:p text:style-name="P116">8</text:p>
          </table:table-cell>
          <table:table-cell table:style-name="Tabela7.B2" office:value-type="string">
            <text:p text:style-name="P142"><text:span text:style-name="T71">61</text:span>.51</text:p>
          </table:table-cell>
        </table:table-row>
        <table:table-row>
          <table:table-cell table:style-name="Tabela7.A2" office:value-type="string">
            <text:p text:style-name="P116">10</text:p>
          </table:table-cell>
          <table:table-cell table:style-name="Tabela7.B2" office:value-type="string">
            <text:p text:style-name="P148">76.65</text:p>
          </table:table-cell>
        </table:table-row>
        <table:table-row>
          <table:table-cell table:style-name="Tabela7.A2" office:value-type="string">
            <text:p text:style-name="P116">12</text:p>
          </table:table-cell>
          <table:table-cell table:style-name="Tabela7.B2" office:value-type="string">
            <text:p text:style-name="P154">829.55</text:p>
          </table:table-cell>
        </table:table-row>
        <table:table-row>
          <table:table-cell table:style-name="Tabela7.A2" office:value-type="string">
            <text:p text:style-name="P121">13</text:p>
          </table:table-cell>
          <table:table-cell table:style-name="Tabela7.B2" office:value-type="string">
            <text:p text:style-name="P159">3581.26</text:p>
          </table:table-cell>
        </table:table-row>
        <table:table-row>
          <table:table-cell table:style-name="Tabela7.A2" office:value-type="string">
            <text:p text:style-name="P116">14</text:p>
          </table:table-cell>
          <table:table-cell table:style-name="Tabela7.B2" office:value-type="string">
            <text:p text:style-name="P166">19745.35</text:p>
          </table:table-cell>
        </table:table-row>
        <table:table-row>
          <table:table-cell table:style-name="Tabela7.A2" office:value-type="string">
            <text:p text:style-name="P116">15</text:p>
          </table:table-cell>
          <table:table-cell table:style-name="Tabela7.B2" office:value-type="string">
            <text:p text:style-name="P172">286082.53</text:p>
          </table:table-cell>
        </table:table-row>
      </table:table>
      <text:p text:style-name="P66"/>
      <text:p text:style-name="P66"><text:soft-page-break/><draw:frame draw:style-name="fr2" draw:name="Obiekt15" text:anchor-type="as-char" svg:width="16.988cm" svg:height="8.908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66"/>
      <text:p text:style-name="P67">Na wykresie porównano uzyskane wyniki czasowe z wynikami funkcji złożoności obliczeniowej algorytmu. Zaprojektowany algorytm okazał się być nieoptymalny a jego złożoność jest wyższa od</text:p>
      <text:p text:style-name="P66"><draw:frame draw:style-name="fr1" draw:name="Obiekt16" text:anchor-type="as-char" svg:y="-0.437cm" svg:width="1.85cm" svg:height="0.557cm" draw:z-index="13"><draw:object xlink:href="./Object 16" xlink:type="simple" xlink:show="embed" xlink:actuate="onLoad"/><draw:image xlink:href="./ObjectReplacements/Object 16" xlink:type="simple" xlink:show="embed" xlink:actuate="onLoad"/><svg:desc>formuła</svg:desc></draw:frame>. </text:p>
      <text:p text:style-name="P66"/>
      <text:p text:style-name="P66"/>
      <text:p text:style-name="P66"><draw:frame draw:style-name="fr3" draw:name="Obiekt17" text:anchor-type="as-char" svg:y="-9.44cm" svg:width="16.956cm" svg:height="9.444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66"/>
      <text:p text:style-name="P68">Algorytm Helda-Karpa z uwagi na swoją <text:span text:style-name="T89">złożoność pamięciową, na maszynie testowej, poprawnie działał (wystarczało pamięci operacyjnej) do grafu o 15 wierzchołkach. Powyżej tej wartości było potrzebne znacznie więcej pamięci, niż było zainstalowane na komputerze, co powodowało wyłączenie się programu.</text:span></text:p>
      <text:p text:style-name="P66"/>
      <text:p text:style-name="P66"/>
      <text:p text:style-name="P85"/>
      <text:p text:style-name="P103"><text:span text:style-name="T64">3</text:span>. Metoda zachłanna</text:p>
      <text:p text:style-name="P7"><text:tab/></text:p>
      <text:p text:style-name="P44"><text:tab/><text:span text:style-name="T33">Metoda zachłanna, polega na wybieraniu przy każdym kroku bieżącego najlepszego rozwiązania. </text:span></text:p>
      <text:p text:style-name="P50"/>
      <text:p text:style-name="P51"><text:span text:style-name="T79">Algorytm</text:span>: </text:p>
      <text:p text:style-name="P51"><text:tab/>Zastosowano<text:span text:style-name="T33"> algorytm najbliższego sąsiada, algorytm ten ma liniową złożoność obliczeniową O(n), ale nie gwarantuje znalezienia optymalnego rozwiązania. Polega na przechodzeniu z wierzchołka zawsze do tego wierzchołka, do którego koszt przejścia jest najniższy</text:span></text:p>
      <text:p text:style-name="P23"/>
      <text:p text:style-name="P62">Realizacja:</text:p>
      <text:p text:style-name="P62"/>
      <text:p text:style-name="P62"/>
      <text:p text:style-name="P6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8">Ilość wierzchołków</text:p>
          </table:table-cell>
          <table:table-cell table:style-name="Tabela10.B1" office:value-type="string">
            <text:p text:style-name="P118">Metoda zachłanna</text:p>
            <text:p text:style-name="P113">[ms]</text:p>
          </table:table-cell>
        </table:table-row>
        <table:table-row>
          <table:table-cell table:style-name="Tabela10.A2" office:value-type="string">
            <text:p text:style-name="P118">6</text:p>
          </table:table-cell>
          <table:table-cell table:style-name="Tabela10.B2" office:value-type="string">
            <text:p text:style-name="P136">0.15</text:p>
          </table:table-cell>
        </table:table-row>
        <table:table-row>
          <table:table-cell table:style-name="Tabela10.A2" office:value-type="string">
            <text:p text:style-name="P118">8</text:p>
          </table:table-cell>
          <table:table-cell table:style-name="Tabela10.B2" office:value-type="string">
            <text:p text:style-name="P144">0.10</text:p>
          </table:table-cell>
        </table:table-row>
        <table:table-row>
          <table:table-cell table:style-name="Tabela10.A2" office:value-type="string">
            <text:p text:style-name="P118">10</text:p>
          </table:table-cell>
          <table:table-cell table:style-name="Tabela10.B2" office:value-type="string">
            <text:p text:style-name="P150">0.25</text:p>
          </table:table-cell>
        </table:table-row>
        <table:table-row>
          <table:table-cell table:style-name="Tabela10.A2" office:value-type="string">
            <text:p text:style-name="P118">12</text:p>
          </table:table-cell>
          <table:table-cell table:style-name="Tabela10.B2" office:value-type="string">
            <text:p text:style-name="P156">0.26</text:p>
          </table:table-cell>
        </table:table-row>
        <table:table-row>
          <table:table-cell table:style-name="Tabela10.A2" office:value-type="string">
            <text:p text:style-name="P123">13</text:p>
          </table:table-cell>
          <table:table-cell table:style-name="Tabela10.B2" office:value-type="string">
            <text:p text:style-name="P160">0.29</text:p>
          </table:table-cell>
        </table:table-row>
        <table:table-row>
          <table:table-cell table:style-name="Tabela10.A2" office:value-type="string">
            <text:p text:style-name="P118">14</text:p>
          </table:table-cell>
          <table:table-cell table:style-name="Tabela10.B2" office:value-type="string">
            <text:p text:style-name="P168">0.<text:span text:style-name="T73">44</text:span></text:p>
          </table:table-cell>
        </table:table-row>
        <table:table-row>
          <table:table-cell table:style-name="Tabela10.A2" office:value-type="string">
            <text:p text:style-name="P118">15</text:p>
          </table:table-cell>
          <table:table-cell table:style-name="Tabela10.B2" office:value-type="string">
            <text:p text:style-name="P174">0.17</text:p>
          </table:table-cell>
        </table:table-row>
      </table:table>
      <text:p text:style-name="P63"/>
      <text:p text:style-name="P62"><draw:frame draw:style-name="fr4" draw:name="Obiekt23" text:anchor-type="as-char" svg:width="17.039cm" svg:height="8.881cm" draw:z-index="19"><draw:object xlink:href="./Object 23" xlink:type="simple" xlink:show="embed" xlink:actuate="onLoad"/><draw:image xlink:href="./ObjectReplacements/Object 23" xlink:type="simple" xlink:show="embed" xlink:actuate="onLoad"/><svg:desc>wykres</svg:desc></draw:frame></text:p>
      <text:p text:style-name="P62"/>
      <text:p text:style-name="P61">Na podstawie wykresu można stwierdzić, że czas realizacji algorytmu jest w znacznym stopniu losowy, ale ogólna tendencja jest liniowa.</text:p>
      <text:p text:style-name="P102"><text:span text:style-name="T64">4</text:span>. <text:span text:style-name="T35">B&amp;B</text:span></text:p>
      <text:p text:style-name="P74"/>
      <text:p text:style-name="P48"><text:tab/><text:span text:style-name="T34">Metoda przeglądu z ograniczeniami jest modyfikacją metody przeglądu zupełnego. Z uwagi na pewne zależności pomiędzy kolejnymi rozwiązaniami można próbować wcześniej podzielić ścieżki dojścia do rozwiązania na takie, które dają nadzieję uzyskania lepszego rezultatu od znalezionego wcześniej i na takie, które nie dają takiej nadziej. Aby móc zastosować tą metodę trzeba znaleźć w problemie zależności.</text:span></text:p>
      <text:p text:style-name="P48"/>
      <text:p text:style-name="P56"><text:tab/><text:span text:style-name="T82">Algorytm: </text:span>W <text:span text:style-name="T87">procesie </text:span>występują dwa ograniczenia górne i dolne. Górna granica jest obliczana jako koszt drogi przebytej do aktualnie przetwarzania wierzchołka. Dolna granica to z kolei najbardziej optymistyczna droga potrzebna do osiągnięcia wierzchołka przeznaczenia. </text:p>
      <text:p text:style-name="P48"><text:tab/><text:span text:style-name="T36">Podczas decyzji o rozwinięciu kolejnego wierzchołka sprawdzane są ograniczenia górne i dolne. Górne porównywane jest z kosztem dotarcia do kolejnego wierzchołka, i jeżeli ten koszt będzie większy od aktualnego minimalnego kosztu, to wierzchołek taki nie będzie rozwinięty. Podobnie badane jest ograniczenie dolne. Jeżeli koszt dotarcia do następnego wierzchołka, a następnie koszt dotarcia z niego do końca jest wyższy niż aktualnie najlepsze rozwiązanie, to wierzchołek taki nie zostanie rozwinięty.</text:span></text:p>
      <text:p text:style-name="P48"><text:tab/><text:span text:style-name="T87">Nie można jednoznacznie określić złożoności obliczeniowej z uwagi na dużą zależność czasu wykonania od rodzaju problemu. W najgorszym przypadki metoda przeglądu z ograniczeniami sprowadza się do przeglądu zupełnego. Pesymistyczna złożoność wynosi O(n!)</text:span></text:p>
      <text:p text:style-name="P48"/>
      <text:p text:style-name="P89"><text:span text:style-name="T27">Realizacja:</text:span></text:p>
      <text:p text:style-name="P96"><text:span text:style-name="T31"><text:tab/>Otrzymane wyniki czasowe </text:span><text:span text:style-name="T32">pracy </text:span><text:span text:style-name="T31">algorytmu:</text:span></text:p>
      <text:p text:style-name="P97"><text:span text:style-name="T31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7">Ilość wierzchołków</text:p>
          </table:table-cell>
          <table:table-cell table:style-name="Tabela8.B1" office:value-type="string">
            <text:p text:style-name="P117">B&amp;B</text:p>
            <text:p text:style-name="P112">[ms]</text:p>
          </table:table-cell>
        </table:table-row>
        <table:table-row>
          <table:table-cell table:style-name="Tabela8.A2" office:value-type="string">
            <text:p text:style-name="P117">6</text:p>
          </table:table-cell>
          <table:table-cell table:style-name="Tabela8.B2" office:value-type="string">
            <text:p text:style-name="P138">0.<text:span text:style-name="T68">68</text:span></text:p>
          </table:table-cell>
        </table:table-row>
        <table:table-row>
          <table:table-cell table:style-name="Tabela8.A2" office:value-type="string">
            <text:p text:style-name="P117">8</text:p>
          </table:table-cell>
          <table:table-cell table:style-name="Tabela8.B2" office:value-type="string">
            <text:p text:style-name="P138">0.<text:span text:style-name="T69">8</text:span>8</text:p>
          </table:table-cell>
        </table:table-row>
        <table:table-row>
          <table:table-cell table:style-name="Tabela8.A2" office:value-type="string">
            <text:p text:style-name="P117">10</text:p>
          </table:table-cell>
          <table:table-cell table:style-name="Tabela8.B2" office:value-type="string">
            <text:p text:style-name="P138">99.6<text:span text:style-name="T72">0</text:span></text:p>
          </table:table-cell>
        </table:table-row>
        <table:table-row>
          <table:table-cell table:style-name="Tabela8.A2" office:value-type="string">
            <text:p text:style-name="P117">12</text:p>
          </table:table-cell>
          <table:table-cell table:style-name="Tabela8.B2" office:value-type="string">
            <text:p text:style-name="P138">1864.8<text:span text:style-name="T72">0</text:span></text:p>
          </table:table-cell>
        </table:table-row>
        <table:table-row>
          <table:table-cell table:style-name="Tabela8.A2" office:value-type="string">
            <text:p text:style-name="P122">13</text:p>
          </table:table-cell>
          <table:table-cell table:style-name="Tabela8.B2" office:value-type="string">
            <text:p text:style-name="P162">3310.59</text:p>
          </table:table-cell>
        </table:table-row>
        <table:table-row>
          <table:table-cell table:style-name="Tabela8.A2" office:value-type="string">
            <text:p text:style-name="P117">14</text:p>
          </table:table-cell>
          <table:table-cell table:style-name="Tabela8.B2" office:value-type="string">
            <text:p text:style-name="P170">22450.1<text:span text:style-name="T72">0</text:span></text:p>
          </table:table-cell>
        </table:table-row>
        <table:table-row>
          <table:table-cell table:style-name="Tabela8.A2" office:value-type="string">
            <text:p text:style-name="P117">15</text:p>
          </table:table-cell>
          <table:table-cell table:style-name="Tabela8.B2" office:value-type="string">
            <text:p text:style-name="P170">62526.2<text:span text:style-name="T72">0</text:span></text:p>
          </table:table-cell>
        </table:table-row>
      </table:table>
      <text:p text:style-name="P97"><text:span text:style-name="T31"/></text:p>
      <text:p text:style-name="P96"><text:soft-page-break/><text:span text:style-name="T31"><draw:frame draw:style-name="fr2" draw:name="Obiekt19" text:anchor-type="as-char" svg:width="16.958cm" svg:height="8.934cm" draw:z-index="16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3"/>
      <text:p text:style-name="P60">Z uwagi na trudność określenia złożoności obliczeniowej metody algorytmu przeglądu można jedynie określić że mieści się ona pomiędzy O(n!) a <draw:frame draw:style-name="fr1" draw:name="Obiekt20" text:anchor-type="as-char" svg:y="-0.437cm" svg:width="1.85cm" svg:height="0.557cm" draw:z-index="17"><draw:object xlink:href="./Object 20" xlink:type="simple" xlink:show="embed" xlink:actuate="onLoad"/><draw:image xlink:href="./ObjectReplacements/Object 20" xlink:type="simple" xlink:show="embed" xlink:actuate="onLoad"/><svg:desc>formuła</svg:desc></draw:frame>. W zależności od określonych ograniczeń można uzyskiwać różne rezultaty. Na czas realizacji algorytmu ma również wpływ układ problemu jaki trzeba rozwiązać. </text:p>
      <text:p text:style-name="P60"/>
      <text:p text:style-name="P80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2">Porównanie </text:p>
          </table:table-cell>
        </table:table-row>
      </table:table>
      <text:p text:style-name="P45"/>
      <text:p text:style-name="P8"/>
      <text:p text:style-name="P57">Poniżej została zaprezentowana tabela prezentująca porównanie czasu realzacji różnych algorytmów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04">Ilość wierzchołków</text:p>
          </table:table-cell>
          <table:table-cell table:style-name="Tabela4.A1" office:value-type="string">
            <text:p text:style-name="P114">Przegląd zupełny</text:p>
            <text:p text:style-name="P109">[ms]</text:p>
          </table:table-cell>
          <table:table-cell table:style-name="Tabela4.A1" office:value-type="string">
            <text:p text:style-name="P114">Dynamiczne</text:p>
            <text:p text:style-name="P109">[ms]</text:p>
          </table:table-cell>
          <table:table-cell table:style-name="Tabela4.A1" office:value-type="string">
            <text:p text:style-name="P114">Metoda zachłanna</text:p>
            <text:p text:style-name="P109">[ms]</text:p>
          </table:table-cell>
          <table:table-cell table:style-name="Tabela4.E1" office:value-type="string">
            <text:p text:style-name="P114">B&amp;B</text:p>
            <text:p text:style-name="P109">[ms]</text:p>
          </table:table-cell>
        </table:table-row>
        <table:table-row>
          <table:table-cell table:style-name="Tabela4.A2" office:value-type="string">
            <text:p text:style-name="P114">6</text:p>
          </table:table-cell>
          <table:table-cell table:style-name="Tabela4.A2" office:value-type="string">
            <text:p text:style-name="P131">3.69</text:p>
          </table:table-cell>
          <table:table-cell table:style-name="Tabela4.A2" office:value-type="string">
            <text:p text:style-name="P133">0.879</text:p>
          </table:table-cell>
          <table:table-cell table:style-name="Tabela4.A2" office:value-type="string">
            <text:p text:style-name="P135">0.15</text:p>
          </table:table-cell>
          <table:table-cell table:style-name="Tabela4.E2" office:value-type="string">
            <text:p text:style-name="P137">0.<text:span text:style-name="T68">68</text:span></text:p>
          </table:table-cell>
        </table:table-row>
        <table:table-row>
          <table:table-cell table:style-name="Tabela4.A2" office:value-type="string">
            <text:p text:style-name="P114">8</text:p>
          </table:table-cell>
          <table:table-cell table:style-name="Tabela4.A2" office:value-type="string">
            <text:p text:style-name="P139">4.06</text:p>
          </table:table-cell>
          <table:table-cell table:style-name="Tabela4.A2" office:value-type="string">
            <text:p text:style-name="P141"><text:span text:style-name="T71">61</text:span>.51</text:p>
          </table:table-cell>
          <table:table-cell table:style-name="Tabela4.A2" office:value-type="string">
            <text:p text:style-name="P143">0.10</text:p>
          </table:table-cell>
          <table:table-cell table:style-name="Tabela4.E2" office:value-type="string">
            <text:p text:style-name="P137">0.<text:span text:style-name="T69">8</text:span>8</text:p>
          </table:table-cell>
        </table:table-row>
        <table:table-row>
          <table:table-cell table:style-name="Tabela4.A2" office:value-type="string">
            <text:p text:style-name="P114">10</text:p>
          </table:table-cell>
          <table:table-cell table:style-name="Tabela4.A2" office:value-type="string">
            <text:p text:style-name="P145">2406.84</text:p>
          </table:table-cell>
          <table:table-cell table:style-name="Tabela4.A2" office:value-type="string">
            <text:p text:style-name="P147">76.65</text:p>
          </table:table-cell>
          <table:table-cell table:style-name="Tabela4.A2" office:value-type="string">
            <text:p text:style-name="P149">0.25</text:p>
          </table:table-cell>
          <table:table-cell table:style-name="Tabela4.E2" office:value-type="string">
            <text:p text:style-name="P137">99.6<text:span text:style-name="T72">0</text:span></text:p>
          </table:table-cell>
        </table:table-row>
        <table:table-row>
          <table:table-cell table:style-name="Tabela4.A2" office:value-type="string">
            <text:p text:style-name="P114">12</text:p>
          </table:table-cell>
          <table:table-cell table:style-name="Tabela4.A2" office:value-type="string">
            <text:p text:style-name="P151"><text:s/>298282.58</text:p>
          </table:table-cell>
          <table:table-cell table:style-name="Tabela4.A2" office:value-type="string">
            <text:p text:style-name="P153">829.55</text:p>
          </table:table-cell>
          <table:table-cell table:style-name="Tabela4.A2" office:value-type="string">
            <text:p text:style-name="P155">0.26</text:p>
          </table:table-cell>
          <table:table-cell table:style-name="Tabela4.E2" office:value-type="string">
            <text:p text:style-name="P137">1864.8<text:span text:style-name="T72">0</text:span></text:p>
          </table:table-cell>
        </table:table-row>
        <table:table-row>
          <table:table-cell table:style-name="Tabela4.A2" office:value-type="string">
            <text:p text:style-name="P119">13</text:p>
          </table:table-cell>
          <table:table-cell table:style-name="Tabela4.A2" office:value-type="string">
            <text:p text:style-name="P157">38265241.74</text:p>
          </table:table-cell>
          <table:table-cell table:style-name="Tabela4.A2" office:value-type="string">
            <text:p text:style-name="P157">3581.26</text:p>
          </table:table-cell>
          <table:table-cell table:style-name="Tabela4.A2" office:value-type="string">
            <text:p text:style-name="P157">0.29</text:p>
          </table:table-cell>
          <table:table-cell table:style-name="Tabela4.E2" office:value-type="string">
            <text:p text:style-name="P161">3310.59</text:p>
          </table:table-cell>
        </table:table-row>
        <table:table-row>
          <table:table-cell table:style-name="Tabela4.A2" office:value-type="string">
            <text:p text:style-name="P114">14</text:p>
          </table:table-cell>
          <table:table-cell table:style-name="Tabela4.A2" office:value-type="string">
            <text:p text:style-name="P163">&gt;15h</text:p>
          </table:table-cell>
          <table:table-cell table:style-name="Tabela4.A2" office:value-type="string">
            <text:p text:style-name="P165">19745.35</text:p>
          </table:table-cell>
          <table:table-cell table:style-name="Tabela4.A2" office:value-type="string">
            <text:p text:style-name="P167">0.<text:span text:style-name="T73">44</text:span></text:p>
          </table:table-cell>
          <table:table-cell table:style-name="Tabela4.E2" office:value-type="string">
            <text:p text:style-name="P169">22450.1<text:span text:style-name="T72">0</text:span></text:p>
          </table:table-cell>
        </table:table-row>
        <table:table-row>
          <table:table-cell table:style-name="Tabela4.A2" office:value-type="string">
            <text:p text:style-name="P114">15</text:p>
          </table:table-cell>
          <table:table-cell table:style-name="Tabela4.A2" office:value-type="string">
            <text:p text:style-name="P163">&gt;226h</text:p>
          </table:table-cell>
          <table:table-cell table:style-name="Tabela4.A2" office:value-type="string">
            <text:p text:style-name="P171">286082.53</text:p>
          </table:table-cell>
          <table:table-cell table:style-name="Tabela4.A2" office:value-type="string">
            <text:p text:style-name="P173">0.17</text:p>
          </table:table-cell>
          <table:table-cell table:style-name="Tabela4.E2" office:value-type="string">
            <text:p text:style-name="P169">62526.2<text:span text:style-name="T72">0</text:span></text:p>
          </table:table-cell>
        </table:table-row>
      </table:table>
      <text:p text:style-name="P26"/>
      <text:p text:style-name="P26"/>
      <text:p text:style-name="P26"><text:soft-page-break/><draw:frame draw:style-name="fr2" draw:name="Obiekt21" text:anchor-type="as-char" svg:width="16.999cm" svg:height="8.827cm" draw:z-index="18"><draw:object xlink:href="./Object 21" xlink:type="simple" xlink:show="embed" xlink:actuate="onLoad"/><draw:image xlink:href="./ObjectReplacements/Object 21" xlink:type="simple" xlink:show="embed" xlink:actuate="onLoad"/></draw:frame></text:p>
      <text:p text:style-name="P26"/>
      <text:p text:style-name="P26"/>
      <text:p text:style-name="P26"/>
      <text:p text:style-name="P26"><draw:frame draw:style-name="fr2" draw:name="Obiekt22" text:anchor-type="as-char" svg:width="16.988cm" svg:height="8.827cm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86"/>
      <text:p text:style-name="P98">Wykres prezentuje porównanie wszystkich zastosowanych algorytmów ze sobą. Wszystkie 3 algorytmy cechują się złożonością obliczeniową pomiędzy O(n!) a <draw:frame draw:style-name="fr1" draw:name="Obiekt11" text:anchor-type="as-char" svg:y="-0.437cm" svg:width="1.85cm" svg:height="0.557cm" draw:z-index="21"><draw:object xlink:href="./Object 11" xlink:type="simple" xlink:show="embed" xlink:actuate="onLoad"/><draw:image xlink:href="./ObjectReplacements/Object 11" xlink:type="simple" xlink:show="embed" xlink:actuate="onLoad"/><svg:desc>formuła</svg:desc></draw:frame>. Można zauważyć że implementacje B&amp;B i PD cechują się podobnym złożonościami czasowymi, jednak w B&amp;B można zaobserwować wpływ losowości związanej z rozpatrywanymi problemami na czas znajdowania rozwiązania. <text:span text:style-name="T92">Algorytm zastosowany w metodzie zachłannej okazał się być najszybszym ze wszystkich algorytmów, ale nie gwarantuje otrzymania właściwego rozwiązania.</text:span></text:p>
      <text:p text:style-name="P98"/>
      <text:p text:style-name="P81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93">Wnioski</text:p>
          </table:table-cell>
        </table:table-row>
      </table:table>
      <text:p text:style-name="P49"/>
      <text:list xml:id="list8661812309328505097" text:style-name="L3">
        <text:list-item>
          <text:p text:style-name="P99">W projekcie udało się zaimplementować algorytm o optymalnej złożoności obliczeniowej.</text:p>
        </text:list-item>
        <text:list-item>
          <text:p text:style-name="P99">Implementacja algorytmu Helda-Karpa okazała się być nieoptymalna pod względem czasowym – algorytm ten pracował podobnie do B&amp;B – a także nieoptymalna pod względem pamięciowym, gdyż już 15-wierzchołkowy graf okazał się być za duży dla maszyny na której odbywały się testy.</text:p>
        </text:list-item>
        <text:list-item>
          <text:p text:style-name="P101">Algorytm zastosowany w metodzie zachłannej rozwiązuje zadane problemy w czasie znacznie krótszym od pozostałych algorytmów ale przy tym nie gwarantuje uzyskania poprawnego wyniku. Dla niektórych problemów może to nie być problem, więc ten algorytm również może znaleźć zastosowanie.</text:p>
        </text:list-item>
        <text:list-item>
          <text:p text:style-name="P100">Podsumowując złożoności czasowe i pamięciowe zaimplementowanych algorytmów najlepszy, który znajduje poprawne rozwiązanie okazał się być algorytm przeglądu z ograniczeniam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15:51.883409798</meta:creation-date>
    <dc:date>2019-11-25T18:01:25.400257548</dc:date>
    <meta:editing-duration>PT7H39M59S</meta:editing-duration>
    <meta:editing-cycles>255</meta:editing-cycles>
    <meta:generator>LibreOffice/5.1.6.2$Linux_X86_64 LibreOffice_project/10m0$Build-2</meta:generator>
    <meta:document-statistic meta:table-count="10" meta:image-count="0" meta:object-count="22" meta:page-count="11" meta:paragraph-count="197" meta:word-count="1472" meta:character-count="10615" meta:non-whitespace-character-count="9228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o stretchy="false">{</mo>
      </mrow>
      <msub>
        <mi>v</mi>
        <mn>1,</mn>
      </msub>
      <msub>
        <mi>v</mi>
        <mn>2,</mn>
      </msub>
      <mn>...</mn>
      <msub>
        <mi>v</mi>
        <mi>n</mi>
      </msub>
      <mo stretchy="false">}</mo>
    </mrow>
    <annotation encoding="StarMath 5.0">V = \{ v_1, v_2, ... v_n \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78cm" svg:height="8.826cm" xlink:href="." xlink:type="simple" chart:class="chart:scatter" chart:style-name="ch1">
        <chart:title svg:x="2.982cm" svg:y="0.312cm" chart:style-name="ch2">
          <text:p>Zależność czasu przetwarzania od ilości wierzchołków</text:p>
        </chart:title>
        <chart:legend chart:legend-position="end" svg:x="15.184cm" svg:y="3.865cm" style:legend-expansion="high" chart:style-name="ch3"/>
        <chart:plot-area chart:style-name="ch4" chart:data-source-has-labels="both" svg:x="1.35cm" svg:y="1.267cm" svg:width="13.495cm" svg:height="6.402cm">
          <chartooo:coordinate-region svg:x="2.342cm" svg:y="1.466cm" svg:width="12.316cm" svg:height="5.556cm"/>
          <chart:axis chart:dimension="x" chart:name="primary-x" chart:style-name="ch5" chartooo:axis-type="auto">
            <chart:title svg:x="6.69cm" svg:y="7.845cm" chart:style-name="ch6">
              <text:p>Ilość wierzchołk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152cm" chart:style-name="ch7">
              <text:p>Czas przetwarzania [s]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!</text:p>
              </table:table-cell>
              <table:table-cell office:value-type="string">
                <text:p/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00369">
                <text:p>0.00369</text:p>
              </table:table-cell>
              <table:table-cell office:value-type="float" office:value="6">
                <text:p>6</text:p>
              </table:table-cell>
              <table:table-cell office:value-type="float" office:value="0.00369">
                <text:p>0.003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2583">
                <text:p>0.02583</text:p>
              </table:table-cell>
              <table:table-cell office:value-type="float" office:value="8">
                <text:p>8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0664">
                <text:p>0.20664</text:p>
              </table:table-cell>
              <table:table-cell office:value-type="float" office:value="10">
                <text:p>10</text:p>
              </table:table-cell>
              <table:table-cell office:value-type="float" office:value="2.40684">
                <text:p>2.40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5976">
                <text:p>1.85976</text:p>
              </table:table-cell>
              <table:table-cell office:value-type="float" office:value="11">
                <text:p>11</text:p>
              </table:table-cell>
              <table:table-cell office:value-type="float" office:value="26.44567">
                <text:p>26.44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.5976">
                <text:p>18.5976</text:p>
              </table:table-cell>
              <table:table-cell office:value-type="float" office:value="12">
                <text:p>12</text:p>
              </table:table-cell>
              <table:table-cell office:value-type="float" office:value="298.28258">
                <text:p>298.28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4.5736">
                <text:p>204.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454.8832">
                <text:p>2454.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o stretchy="false">+</mo>
            <msup>
              <mn>2</mn>
              <mi>n</mi>
            </msup>
          </mrow>
        </mrow>
        <mo fence="true" stretchy="false">)</mo>
      </mrow>
    </mrow>
    <annotation encoding="StarMath 5.0">O( n^2 + 2^n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78cm" svg:height="8.88cm" xlink:href="." xlink:type="simple" chart:class="chart:scatter" chart:style-name="ch1">
        <chart:title svg:x="2.982cm" svg:y="0.313cm" chart:style-name="ch2">
          <text:p>Zależność czasu przetwarzania od ilości wierzchołków</text:p>
        </chart:title>
        <chart:legend chart:legend-position="end" svg:x="15.184cm" svg:y="3.892cm" style:legend-expansion="high" chart:style-name="ch3"/>
        <chart:plot-area chart:style-name="ch4" chart:data-source-has-labels="both" svg:x="1.653cm" svg:y="1.347cm" svg:width="12.408cm" svg:height="6.452cm">
          <chartooo:coordinate-region svg:x="2.83cm" svg:y="1.546cm" svg:width="11.044cm" svg:height="5.606cm"/>
          <chart:axis chart:dimension="x" chart:name="primary-x" chart:style-name="ch5" chartooo:axis-type="auto">
            <chart:title svg:x="6.45cm" svg:y="7.976cm" chart:style-name="ch6">
              <text:p>Ilość wierzchołków</text:p>
            </chart:title>
            <chart:categories table:cell-range-address="local-table.$A$2:.$A$8"/>
          </chart:axis>
          <chart:axis chart:dimension="y" chart:name="primary-y" chart:style-name="ch7">
            <chart:title svg:x="0.754cm" svg:y="6.257cm" chart:style-name="ch8">
              <text:p>Czas przetwarzania [s]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!</text:p>
              </table:table-cell>
              <table:table-cell office:value-type="string">
                <text:p/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00369">
                <text:p>0.00369</text:p>
              </table:table-cell>
              <table:table-cell office:value-type="float" office:value="6">
                <text:p>6</text:p>
              </table:table-cell>
              <table:table-cell office:value-type="float" office:value="0.00369">
                <text:p>0.003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2583">
                <text:p>0.02583</text:p>
              </table:table-cell>
              <table:table-cell office:value-type="float" office:value="8">
                <text:p>8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0664">
                <text:p>0.20664</text:p>
              </table:table-cell>
              <table:table-cell office:value-type="float" office:value="10">
                <text:p>10</text:p>
              </table:table-cell>
              <table:table-cell office:value-type="float" office:value="2.40684">
                <text:p>2.40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5976">
                <text:p>1.85976</text:p>
              </table:table-cell>
              <table:table-cell office:value-type="float" office:value="11">
                <text:p>11</text:p>
              </table:table-cell>
              <table:table-cell office:value-type="float" office:value="26.44567">
                <text:p>26.44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.5976">
                <text:p>18.5976</text:p>
              </table:table-cell>
              <table:table-cell office:value-type="float" office:value="12">
                <text:p>12</text:p>
              </table:table-cell>
              <table:table-cell office:value-type="float" office:value="298.28258">
                <text:p>298.28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4.5736">
                <text:p>204.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454.8832">
                <text:p>2454.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o stretchy="false">+</mo>
            <msup>
              <mn>2</mn>
              <mi>n</mi>
            </msup>
          </mrow>
        </mrow>
        <mo fence="true" stretchy="false">)</mo>
      </mrow>
    </mrow>
    <annotation encoding="StarMath 5.0">O( n^2 + 2^n )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87cm" svg:height="8.907cm" xlink:href="." xlink:type="simple" chart:class="chart:scatter" chart:style-name="ch1">
        <chart:title svg:x="2.92cm" svg:y="0.314cm" chart:style-name="ch2">
          <text:p>Zależność czasu przetwarzania od ilości wierzchołków </text:p>
        </chart:title>
        <chart:legend chart:legend-position="end" svg:x="14.161cm" svg:y="3.905cm" style:legend-expansion="high" chart:style-name="ch3"/>
        <chart:plot-area chart:style-name="ch4" chart:data-source-has-labels="both" svg:x="1.35cm" svg:y="1.271cm" svg:width="12.472cm" svg:height="6.477cm">
          <chartooo:coordinate-region svg:x="1.971cm" svg:y="1.471cm" svg:width="11.478cm" svg:height="5.63cm"/>
          <chart:axis chart:dimension="x" chart:name="primary-x" chart:style-name="ch5" chartooo:axis-type="auto">
            <chart:title svg:x="6.179cm" svg:y="7.926cm" chart:style-name="ch6">
              <text:p>Ilość wierzchołków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93cm" chart:style-name="ch7">
              <text:p>Czas przetwarzania [s]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^2 + 2^n</text:p>
              </table:table-cell>
              <table:table-cell office:value-type="string">
                <text:p/>
              </table:table-cell>
              <table:table-cell office:value-type="string">
                <text:p>P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000961">
                <text:p>0.000961</text:p>
              </table:table-cell>
              <table:table-cell office:value-type="float" office:value="6">
                <text:p>6</text:p>
              </table:table-cell>
              <table:table-cell office:value-type="float" office:value="0.000879">
                <text:p>0.0008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170097">
                <text:p>0.00170097</text:p>
              </table:table-cell>
              <table:table-cell office:value-type="float" office:value="8">
                <text:p>8</text:p>
              </table:table-cell>
              <table:table-cell office:value-type="float" office:value="0.02309">
                <text:p>0.02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30752">
                <text:p>0.0030752</text:p>
              </table:table-cell>
              <table:table-cell office:value-type="float" office:value="10">
                <text:p>10</text:p>
              </table:table-cell>
              <table:table-cell office:value-type="float" office:value="0.07665">
                <text:p>0.07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569873">
                <text:p>0.00569873</text:p>
              </table:table-cell>
              <table:table-cell office:value-type="float" office:value="11">
                <text:p>11</text:p>
              </table:table-cell>
              <table:table-cell office:value-type="float" office:value="0.33129">
                <text:p>0.33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080164">
                <text:p>0.01080164</text:p>
              </table:table-cell>
              <table:table-cell office:value-type="float" office:value="12">
                <text:p>12</text:p>
              </table:table-cell>
              <table:table-cell office:value-type="float" office:value="0.82955">
                <text:p>0.82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2084409">
                <text:p>0.02084409</text:p>
              </table:table-cell>
              <table:table-cell office:value-type="float" office:value="14">
                <text:p>14</text:p>
              </table:table-cell>
              <table:table-cell office:value-type="float" office:value="19.74535">
                <text:p>19.74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07464">
                <text:p>0.0407464</text:p>
              </table:table-cell>
              <table:table-cell office:value-type="float" office:value="15">
                <text:p>15</text:p>
              </table:table-cell>
              <table:table-cell office:value-type="float" office:value="123.3112">
                <text:p>123.3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08034921">
                <text:p>0.0803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1593338">
                <text:p>0.159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31706273">
                <text:p>0.3170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o stretchy="false">+</mo>
            <msup>
              <mn>2</mn>
              <mi>n</mi>
            </msup>
          </mrow>
        </mrow>
        <mo fence="true" stretchy="false">)</mo>
      </mrow>
    </mrow>
    <annotation encoding="StarMath 5.0">O( n^2 + 2^n )</annotation>
  </semantics>
</math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6cm" svg:height="9.443cm" xlink:href="." xlink:type="simple" chart:class="chart:scatter" chart:style-name="ch1">
        <chart:title svg:x="2.905cm" svg:y="0.324cm" chart:style-name="ch2">
          <text:p>Zależność czasu przetwarzania od ilości wierzchołków </text:p>
        </chart:title>
        <chart:legend chart:legend-position="end" svg:x="14.13cm" svg:y="4.173cm" style:legend-expansion="high" chart:style-name="ch3"/>
        <chart:plot-area chart:style-name="ch4" chart:data-source-has-labels="both" svg:x="2.186cm" svg:y="1.337cm" svg:width="11.472cm" svg:height="6.975cm">
          <chartooo:coordinate-region svg:x="3.178cm" svg:y="1.537cm" svg:width="10.293cm" svg:height="6.128cm"/>
          <chart:axis chart:dimension="x" chart:name="primary-x" chart:style-name="ch5" chartooo:axis-type="auto">
            <chart:title svg:x="6.515cm" svg:y="8.5cm" chart:style-name="ch6">
              <text:p>Ilość wierzchołków</text:p>
            </chart:title>
            <chart:categories table:cell-range-address="local-table.$A$2:.$A$11"/>
          </chart:axis>
          <chart:axis chart:dimension="y" chart:name="primary-y" chart:style-name="ch7">
            <chart:title svg:x="0.672cm" svg:y="6.53cm" chart:style-name="ch8">
              <text:p>Czas przetwarzania [s]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^2 + 2^n</text:p>
              </table:table-cell>
              <table:table-cell office:value-type="string">
                <text:p/>
              </table:table-cell>
              <table:table-cell office:value-type="string">
                <text:p>P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000961">
                <text:p>0.000961</text:p>
              </table:table-cell>
              <table:table-cell office:value-type="float" office:value="6">
                <text:p>6</text:p>
              </table:table-cell>
              <table:table-cell office:value-type="float" office:value="0.000879">
                <text:p>0.0008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170097">
                <text:p>0.00170097</text:p>
              </table:table-cell>
              <table:table-cell office:value-type="float" office:value="8">
                <text:p>8</text:p>
              </table:table-cell>
              <table:table-cell office:value-type="float" office:value="0.02309">
                <text:p>0.02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30752">
                <text:p>0.0030752</text:p>
              </table:table-cell>
              <table:table-cell office:value-type="float" office:value="10">
                <text:p>10</text:p>
              </table:table-cell>
              <table:table-cell office:value-type="float" office:value="0.07665">
                <text:p>0.07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569873">
                <text:p>0.00569873</text:p>
              </table:table-cell>
              <table:table-cell office:value-type="float" office:value="11">
                <text:p>11</text:p>
              </table:table-cell>
              <table:table-cell office:value-type="float" office:value="0.33129">
                <text:p>0.33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080164">
                <text:p>0.01080164</text:p>
              </table:table-cell>
              <table:table-cell office:value-type="float" office:value="12">
                <text:p>12</text:p>
              </table:table-cell>
              <table:table-cell office:value-type="float" office:value="0.82955">
                <text:p>0.82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2084409">
                <text:p>0.02084409</text:p>
              </table:table-cell>
              <table:table-cell office:value-type="float" office:value="14">
                <text:p>14</text:p>
              </table:table-cell>
              <table:table-cell office:value-type="float" office:value="19.74535">
                <text:p>19.74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07464">
                <text:p>0.0407464</text:p>
              </table:table-cell>
              <table:table-cell office:value-type="float" office:value="15">
                <text:p>15</text:p>
              </table:table-cell>
              <table:table-cell office:value-type="float" office:value="123.3112">
                <text:p>123.3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08034921">
                <text:p>0.0803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1593338">
                <text:p>0.159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31706273">
                <text:p>0.3170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sup>
              <mn>2</mn>
              <mi>n</mi>
            </msup>
          </mrow>
        </mrow>
        <mo fence="true" stretchy="false">)</mo>
      </mrow>
    </mrow>
    <annotation encoding="StarMath 5.0">O( n cdot 2^n )</annotation>
  </semantics>
</math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8.933cm" xlink:href="." xlink:type="simple" chart:class="chart:scatter" chart:style-name="ch1">
        <chart:title svg:x="2.971cm" svg:y="0.314cm" chart:style-name="ch2">
          <text:p>Zależność czasu przetwarzania od ilości wierzchołków</text:p>
        </chart:title>
        <chart:legend chart:legend-position="end" svg:x="14.131cm" svg:y="3.669cm" style:legend-expansion="high" chart:style-name="ch3"/>
        <chart:plot-area chart:style-name="ch4" chart:data-source-has-labels="both" svg:x="1.35cm" svg:y="1.271cm" svg:width="12.442cm" svg:height="6.503cm">
          <chartooo:coordinate-region svg:x="2.712cm" svg:y="1.47cm" svg:width="10.708cm" svg:height="5.657cm"/>
          <chart:axis chart:dimension="x" chart:name="primary-x" chart:style-name="ch5" chartooo:axis-type="auto">
            <chart:title svg:x="6.164cm" svg:y="7.952cm" chart:style-name="ch6">
              <text:p>Ilość wierzchołków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27cm" chart:style-name="ch7">
              <text:p>Czas przetwarania [s]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D$2:.$D$11" chart:label-cell-address="local-table.$D$1" chart:class="chart:scatter">
            <chart:data-point chart:repeated="10"/>
          </chart:series>
          <chart:series chart:style-name="ch11" chart:values-cell-range-address="local-table.$F$2:.$F$11" chart:label-cell-address="local-table.$F$1" chart:class="chart:scatter">
            <chart:domain table:cell-range-address="local-table.$E$2:.$E$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!</text:p>
              </table:table-cell>
              <table:table-cell office:value-type="string">
                <text:p>n^2 + 2^n</text:p>
              </table:table-cell>
              <table:table-cell office:value-type="string">
                <text:p/>
              </table:table-cell>
              <table:table-cell office:value-type="string">
                <text:p>B&amp;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00085">
                <text:p>0.00085</text:p>
              </table:table-cell>
              <table:table-cell office:value-type="float" office:value="0.00085">
                <text:p>0.00085</text:p>
              </table:table-cell>
              <table:table-cell office:value-type="float" office:value="6">
                <text:p>6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595">
                <text:p>0.00595</text:p>
              </table:table-cell>
              <table:table-cell office:value-type="float" office:value="0.0015045">
                <text:p>0.0015045</text:p>
              </table:table-cell>
              <table:table-cell office:value-type="float" office:value="8">
                <text:p>8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476">
                <text:p>0.0476</text:p>
              </table:table-cell>
              <table:table-cell office:value-type="float" office:value="0.00272">
                <text:p>0.00272</text:p>
              </table:table-cell>
              <table:table-cell office:value-type="float" office:value="10">
                <text:p>10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284">
                <text:p>0.4284</text:p>
              </table:table-cell>
              <table:table-cell office:value-type="float" office:value="0.0050405">
                <text:p>0.0050405</text:p>
              </table:table-cell>
              <table:table-cell office:value-type="float" office:value="11">
                <text:p>11</text:p>
              </table:table-cell>
              <table:table-cell office:value-type="float" office:value="0.3417">
                <text:p>0.3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284">
                <text:p>4.284</text:p>
              </table:table-cell>
              <table:table-cell office:value-type="float" office:value="0.009554">
                <text:p>0.009554</text:p>
              </table:table-cell>
              <table:table-cell office:value-type="float" office:value="12">
                <text:p>12</text:p>
              </table:table-cell>
              <table:table-cell office:value-type="float" office:value="1.8648">
                <text:p>1.8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7.124">
                <text:p>47.124</text:p>
              </table:table-cell>
              <table:table-cell office:value-type="float" office:value="0.0184365">
                <text:p>0.0184365</text:p>
              </table:table-cell>
              <table:table-cell office:value-type="float" office:value="14">
                <text:p>14</text:p>
              </table:table-cell>
              <table:table-cell office:value-type="float" office:value="22.4501">
                <text:p>22.4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65.488">
                <text:p>565.488</text:p>
              </table:table-cell>
              <table:table-cell office:value-type="float" office:value="0.03604">
                <text:p>0.03604</text:p>
              </table:table-cell>
              <table:table-cell office:value-type="float" office:value="15">
                <text:p>15</text:p>
              </table:table-cell>
              <table:table-cell office:value-type="float" office:value="62.5262">
                <text:p>62.5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351.344">
                <text:p>7351.344</text:p>
              </table:table-cell>
              <table:table-cell office:value-type="float" office:value="0.0710685">
                <text:p>0.071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2918.816">
                <text:p>102918.816</text:p>
              </table:table-cell>
              <table:table-cell office:value-type="float" office:value="0.14093">
                <text:p>0.1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43782.24">
                <text:p>1543782.24</text:p>
              </table:table-cell>
              <table:table-cell office:value-type="float" office:value="0.2804405">
                <text:p>0.280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row>
        <mi>s</mi>
        <mo stretchy="false">=</mo>
        <mrow>
          <mo fence="true" stretchy="false">(</mo>
          <mrow>
            <mi mathvariant="italic">bin</mi>
          </mrow>
          <mo fence="true" stretchy="false">)</mo>
        </mrow>
      </mrow>
      <mn>0.</mn>
      <mn>..000100101</mn>
      <mi>,</mi>
      <mrow>
        <mi>d</mi>
        <mo stretchy="false">=</mo>
        <mrow>
          <mo fence="true" stretchy="false">(</mo>
          <mrow>
            <mi mathvariant="italic">bin</mi>
          </mrow>
          <mo fence="true" stretchy="false">)</mo>
        </mrow>
      </mrow>
      <mn>0.0000000100</mn>
    </mrow>
    <annotation encoding="StarMath 5.0">s = (bin)0...000100101, d= (bin)0.0000000100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o stretchy="false">+</mo>
            <msup>
              <mn>2</mn>
              <mi>n</mi>
            </msup>
          </mrow>
        </mrow>
        <mo fence="true" stretchy="false">)</mo>
      </mrow>
    </mrow>
    <annotation encoding="StarMath 5.0">O( n^2 + 2^n 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98cm" svg:height="8.826cm" xlink:href="." xlink:type="simple" chart:class="chart:scatter" chart:style-name="ch1">
        <chart:title svg:x="4.936cm" svg:y="0.312cm" chart:style-name="ch2">
          <text:p>Porownianie zastosowanych metod</text:p>
        </chart:title>
        <chart:legend chart:legend-position="end" svg:x="14.093cm" svg:y="2.869cm" style:legend-expansion="high" chart:style-name="ch3"/>
        <chart:plot-area chart:style-name="ch4" chart:data-source-has-labels="both" svg:x="1.35cm" svg:y="1.267cm" svg:width="12.404cm" svg:height="6.402cm">
          <chartooo:coordinate-region svg:x="2.342cm" svg:y="1.466cm" svg:width="11.225cm" svg:height="5.556cm"/>
          <chart:axis chart:dimension="x" chart:name="primary-x" chart:style-name="ch5" chartooo:axis-type="auto">
            <chart:title svg:x="6.145cm" svg:y="7.845cm" chart:style-name="ch6">
              <text:p>Ilość wierzchołków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52cm" chart:style-name="ch7">
              <text:p>Czas przetwarzania [s]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series chart:style-name="ch14" chart:values-cell-range-address="local-table.$M$2:.$M$11" chart:label-cell-address="local-table.$M$1" chart:class="chart:scatter">
            <chart:domain table:cell-range-address="local-table.$L$2:.$L$11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</text:p>
              </table:table-cell>
              <table:table-cell office:value-type="string">
                <text:p/>
              </table:table-cell>
              <table:table-cell office:value-type="string">
                <text:p>B&amp;B</text:p>
              </table:table-cell>
              <table:table-cell office:value-type="string">
                <text:p/>
              </table:table-cell>
              <table:table-cell office:value-type="string">
                <text:p>PD</text:p>
              </table:table-cell>
              <table:table-cell office:value-type="string">
                <text:p/>
              </table:table-cell>
              <table:table-cell office:value-type="string">
                <text:p>n!</text:p>
              </table:table-cell>
              <table:table-cell office:value-type="string">
                <text:p/>
              </table:table-cell>
              <table:table-cell office:value-type="string">
                <text:p>zachłanna</text:p>
              </table:table-cell>
              <table:table-cell office:value-type="string">
                <text:p/>
              </table:table-cell>
              <table:table-cell office:value-type="string">
                <text:p>n^2 + 2^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00369">
                <text:p>0.00369</text:p>
              </table:table-cell>
              <table:table-cell office:value-type="float" office:value="6">
                <text:p>6</text:p>
              </table:table-cell>
              <table:table-cell office:value-type="float" office:value="0.00068">
                <text:p>0.00068</text:p>
              </table:table-cell>
              <table:table-cell office:value-type="float" office:value="6">
                <text:p>6</text:p>
              </table:table-cell>
              <table:table-cell office:value-type="float" office:value="0.000879">
                <text:p>0.000879</text:p>
              </table:table-cell>
              <table:table-cell office:value-type="float" office:value="6">
                <text:p>6</text:p>
              </table:table-cell>
              <table:table-cell office:value-type="float" office:value="0.00369">
                <text:p>0.00369</text:p>
              </table:table-cell>
              <table:table-cell office:value-type="float" office:value="6">
                <text:p>6</text:p>
              </table:table-cell>
              <table:table-cell office:value-type="float" office:value="0.00025">
                <text:p>0.00025</text:p>
              </table:table-cell>
              <table:table-cell office:value-type="float" office:value="6">
                <text:p>6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897">
                <text:p>0.0897</text:p>
              </table:table-cell>
              <table:table-cell office:value-type="float" office:value="8">
                <text:p>8</text:p>
              </table:table-cell>
              <table:table-cell office:value-type="float" office:value="0.00088">
                <text:p>0.00088</text:p>
              </table:table-cell>
              <table:table-cell office:value-type="float" office:value="8">
                <text:p>8</text:p>
              </table:table-cell>
              <table:table-cell office:value-type="float" office:value="0.02309">
                <text:p>0.02309</text:p>
              </table:table-cell>
              <table:table-cell office:value-type="float" office:value="7">
                <text:p>7</text:p>
              </table:table-cell>
              <table:table-cell office:value-type="float" office:value="0.02583">
                <text:p>0.02583</text:p>
              </table:table-cell>
              <table:table-cell office:value-type="float" office:value="7">
                <text:p>7</text:p>
              </table:table-cell>
              <table:table-cell office:value-type="float" office:value="0.00015">
                <text:p>0.00015</text:p>
              </table:table-cell>
              <table:table-cell office:value-type="float" office:value="7">
                <text:p>7</text:p>
              </table:table-cell>
              <table:table-cell office:value-type="float" office:value="0.0015045">
                <text:p>0.0015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40684">
                <text:p>2.40684</text:p>
              </table:table-cell>
              <table:table-cell office:value-type="float" office:value="10">
                <text:p>10</text:p>
              </table:table-cell>
              <table:table-cell office:value-type="float" office:value="0.0996">
                <text:p>0.0996</text:p>
              </table:table-cell>
              <table:table-cell office:value-type="float" office:value="10">
                <text:p>10</text:p>
              </table:table-cell>
              <table:table-cell office:value-type="float" office:value="0.07665">
                <text:p>0.07665</text:p>
              </table:table-cell>
              <table:table-cell office:value-type="float" office:value="8">
                <text:p>8</text:p>
              </table:table-cell>
              <table:table-cell office:value-type="float" office:value="0.20664">
                <text:p>0.20664</text:p>
              </table:table-cell>
              <table:table-cell office:value-type="float" office:value="8">
                <text:p>8</text:p>
              </table:table-cell>
              <table:table-cell office:value-type="float" office:value="0.0001">
                <text:p>0.0001</text:p>
              </table:table-cell>
              <table:table-cell office:value-type="float" office:value="8">
                <text:p>8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6.44567">
                <text:p>26.44567</text:p>
              </table:table-cell>
              <table:table-cell office:value-type="float" office:value="11">
                <text:p>11</text:p>
              </table:table-cell>
              <table:table-cell office:value-type="float" office:value="0.3417">
                <text:p>0.3417</text:p>
              </table:table-cell>
              <table:table-cell office:value-type="float" office:value="11">
                <text:p>11</text:p>
              </table:table-cell>
              <table:table-cell office:value-type="float" office:value="0.33129">
                <text:p>0.33129</text:p>
              </table:table-cell>
              <table:table-cell office:value-type="float" office:value="9">
                <text:p>9</text:p>
              </table:table-cell>
              <table:table-cell office:value-type="float" office:value="1.85976">
                <text:p>1.85976</text:p>
              </table:table-cell>
              <table:table-cell office:value-type="float" office:value="9">
                <text:p>9</text:p>
              </table:table-cell>
              <table:table-cell office:value-type="float" office:value="0.00025">
                <text:p>0.00025</text:p>
              </table:table-cell>
              <table:table-cell office:value-type="float" office:value="9">
                <text:p>9</text:p>
              </table:table-cell>
              <table:table-cell office:value-type="float" office:value="0.0050405">
                <text:p>0.0050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98.28258">
                <text:p>298.28258</text:p>
              </table:table-cell>
              <table:table-cell office:value-type="float" office:value="12">
                <text:p>12</text:p>
              </table:table-cell>
              <table:table-cell office:value-type="float" office:value="1.8648">
                <text:p>1.8648</text:p>
              </table:table-cell>
              <table:table-cell office:value-type="float" office:value="12">
                <text:p>12</text:p>
              </table:table-cell>
              <table:table-cell office:value-type="float" office:value="0.82955">
                <text:p>0.82955</text:p>
              </table:table-cell>
              <table:table-cell office:value-type="float" office:value="10">
                <text:p>10</text:p>
              </table:table-cell>
              <table:table-cell office:value-type="float" office:value="18.5976">
                <text:p>18.5976</text:p>
              </table:table-cell>
              <table:table-cell office:value-type="float" office:value="10">
                <text:p>10</text:p>
              </table:table-cell>
              <table:table-cell office:value-type="float" office:value="0.00027">
                <text:p>0.00027</text:p>
              </table:table-cell>
              <table:table-cell office:value-type="float" office:value="10">
                <text:p>10</text:p>
              </table:table-cell>
              <table:table-cell office:value-type="float" office:value="0.009554">
                <text:p>0.009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2.4501">
                <text:p>22.4501</text:p>
              </table:table-cell>
              <table:table-cell office:value-type="float" office:value="14">
                <text:p>14</text:p>
              </table:table-cell>
              <table:table-cell office:value-type="float" office:value="19.74535">
                <text:p>19.74535</text:p>
              </table:table-cell>
              <table:table-cell office:value-type="float" office:value="11">
                <text:p>11</text:p>
              </table:table-cell>
              <table:table-cell office:value-type="float" office:value="204.5736">
                <text:p>204.5736</text:p>
              </table:table-cell>
              <table:table-cell office:value-type="float" office:value="11">
                <text:p>11</text:p>
              </table:table-cell>
              <table:table-cell office:value-type="float" office:value="0.00026">
                <text:p>0.00026</text:p>
              </table:table-cell>
              <table:table-cell office:value-type="float" office:value="11">
                <text:p>11</text:p>
              </table:table-cell>
              <table:table-cell office:value-type="float" office:value="0.0184365">
                <text:p>0.0184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2.5262">
                <text:p>62.5262</text:p>
              </table:table-cell>
              <table:table-cell office:value-type="float" office:value="15">
                <text:p>15</text:p>
              </table:table-cell>
              <table:table-cell office:value-type="float" office:value="123.3112">
                <text:p>123.3112</text:p>
              </table:table-cell>
              <table:table-cell office:value-type="float" office:value="12">
                <text:p>12</text:p>
              </table:table-cell>
              <table:table-cell office:value-type="float" office:value="2454.8832">
                <text:p>2454.8832</text:p>
              </table:table-cell>
              <table:table-cell office:value-type="float" office:value="12">
                <text:p>12</text:p>
              </table:table-cell>
              <table:table-cell office:value-type="float" office:value="0.00044">
                <text:p>0.00044</text:p>
              </table:table-cell>
              <table:table-cell office:value-type="float" office:value="12">
                <text:p>12</text:p>
              </table:table-cell>
              <table:table-cell office:value-type="float" office:value="0.03604">
                <text:p>0.03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00017">
                <text:p>0.00017</text:p>
              </table:table-cell>
              <table:table-cell office:value-type="float" office:value="13">
                <text:p>13</text:p>
              </table:table-cell>
              <table:table-cell office:value-type="float" office:value="0.0710685">
                <text:p>0.0710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14093">
                <text:p>0.14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2804405">
                <text:p>0.28044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987cm" svg:height="8.826cm" xlink:href="." xlink:type="simple" chart:class="chart:scatter" chart:style-name="ch1">
        <chart:title svg:x="4.93cm" svg:y="0.312cm" chart:style-name="ch2">
          <text:p>Porownianie zastosowanych metod</text:p>
        </chart:title>
        <chart:legend chart:legend-position="end" svg:x="14.082cm" svg:y="2.869cm" style:legend-expansion="high" chart:style-name="ch3"/>
        <chart:plot-area chart:style-name="ch4" chart:data-source-has-labels="both" svg:x="1.35cm" svg:y="1.267cm" svg:width="12.393cm" svg:height="6.402cm">
          <chartooo:coordinate-region svg:x="2.262cm" svg:y="1.466cm" svg:width="11.029cm" svg:height="5.556cm"/>
          <chart:axis chart:dimension="x" chart:name="primary-x" chart:style-name="ch5" chartooo:axis-type="auto">
            <chart:title svg:x="6.139cm" svg:y="7.845cm" chart:style-name="ch6">
              <text:p>Ilość wierzchołków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6.152cm" chart:style-name="ch8">
              <text:p>Czas przetwarzania [s]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2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3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4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series chart:style-name="ch15" chart:values-cell-range-address="local-table.$M$2:.$M$11" chart:label-cell-address="local-table.$M$1" chart:class="chart:scatter">
            <chart:domain table:cell-range-address="local-table.$L$2:.$L$11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</text:p>
              </table:table-cell>
              <table:table-cell office:value-type="string">
                <text:p/>
              </table:table-cell>
              <table:table-cell office:value-type="string">
                <text:p>B&amp;B</text:p>
              </table:table-cell>
              <table:table-cell office:value-type="string">
                <text:p/>
              </table:table-cell>
              <table:table-cell office:value-type="string">
                <text:p>PD</text:p>
              </table:table-cell>
              <table:table-cell office:value-type="string">
                <text:p/>
              </table:table-cell>
              <table:table-cell office:value-type="string">
                <text:p>n!</text:p>
              </table:table-cell>
              <table:table-cell office:value-type="string">
                <text:p/>
              </table:table-cell>
              <table:table-cell office:value-type="string">
                <text:p>zachłanna</text:p>
              </table:table-cell>
              <table:table-cell office:value-type="string">
                <text:p/>
              </table:table-cell>
              <table:table-cell office:value-type="string">
                <text:p>n^2 + 2^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00369">
                <text:p>0.00369</text:p>
              </table:table-cell>
              <table:table-cell office:value-type="float" office:value="6">
                <text:p>6</text:p>
              </table:table-cell>
              <table:table-cell office:value-type="float" office:value="0.00068">
                <text:p>0.00068</text:p>
              </table:table-cell>
              <table:table-cell office:value-type="float" office:value="6">
                <text:p>6</text:p>
              </table:table-cell>
              <table:table-cell office:value-type="float" office:value="0.000879">
                <text:p>0.000879</text:p>
              </table:table-cell>
              <table:table-cell office:value-type="float" office:value="6">
                <text:p>6</text:p>
              </table:table-cell>
              <table:table-cell office:value-type="float" office:value="0.00369">
                <text:p>0.00369</text:p>
              </table:table-cell>
              <table:table-cell office:value-type="float" office:value="6">
                <text:p>6</text:p>
              </table:table-cell>
              <table:table-cell office:value-type="float" office:value="0.00025">
                <text:p>0.00025</text:p>
              </table:table-cell>
              <table:table-cell office:value-type="float" office:value="6">
                <text:p>6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897">
                <text:p>0.0897</text:p>
              </table:table-cell>
              <table:table-cell office:value-type="float" office:value="8">
                <text:p>8</text:p>
              </table:table-cell>
              <table:table-cell office:value-type="float" office:value="0.00088">
                <text:p>0.00088</text:p>
              </table:table-cell>
              <table:table-cell office:value-type="float" office:value="8">
                <text:p>8</text:p>
              </table:table-cell>
              <table:table-cell office:value-type="float" office:value="0.02309">
                <text:p>0.02309</text:p>
              </table:table-cell>
              <table:table-cell office:value-type="float" office:value="7">
                <text:p>7</text:p>
              </table:table-cell>
              <table:table-cell office:value-type="float" office:value="0.02583">
                <text:p>0.02583</text:p>
              </table:table-cell>
              <table:table-cell office:value-type="float" office:value="7">
                <text:p>7</text:p>
              </table:table-cell>
              <table:table-cell office:value-type="float" office:value="0.00012">
                <text:p>0.00012</text:p>
              </table:table-cell>
              <table:table-cell office:value-type="float" office:value="7">
                <text:p>7</text:p>
              </table:table-cell>
              <table:table-cell office:value-type="float" office:value="0.0015045">
                <text:p>0.0015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40684">
                <text:p>2.40684</text:p>
              </table:table-cell>
              <table:table-cell office:value-type="float" office:value="10">
                <text:p>10</text:p>
              </table:table-cell>
              <table:table-cell office:value-type="float" office:value="0.0996">
                <text:p>0.0996</text:p>
              </table:table-cell>
              <table:table-cell office:value-type="float" office:value="10">
                <text:p>10</text:p>
              </table:table-cell>
              <table:table-cell office:value-type="float" office:value="0.07665">
                <text:p>0.07665</text:p>
              </table:table-cell>
              <table:table-cell office:value-type="float" office:value="8">
                <text:p>8</text:p>
              </table:table-cell>
              <table:table-cell office:value-type="float" office:value="0.20664">
                <text:p>0.20664</text:p>
              </table:table-cell>
              <table:table-cell office:value-type="float" office:value="8">
                <text:p>8</text:p>
              </table:table-cell>
              <table:table-cell office:value-type="float" office:value="0.00014">
                <text:p>0.00014</text:p>
              </table:table-cell>
              <table:table-cell office:value-type="float" office:value="8">
                <text:p>8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6.44567">
                <text:p>26.44567</text:p>
              </table:table-cell>
              <table:table-cell office:value-type="float" office:value="11">
                <text:p>11</text:p>
              </table:table-cell>
              <table:table-cell office:value-type="float" office:value="0.3417">
                <text:p>0.3417</text:p>
              </table:table-cell>
              <table:table-cell office:value-type="float" office:value="11">
                <text:p>11</text:p>
              </table:table-cell>
              <table:table-cell office:value-type="float" office:value="0.33129">
                <text:p>0.33129</text:p>
              </table:table-cell>
              <table:table-cell office:value-type="float" office:value="9">
                <text:p>9</text:p>
              </table:table-cell>
              <table:table-cell office:value-type="float" office:value="1.85976">
                <text:p>1.85976</text:p>
              </table:table-cell>
              <table:table-cell office:value-type="float" office:value="9">
                <text:p>9</text:p>
              </table:table-cell>
              <table:table-cell office:value-type="float" office:value="0.00025">
                <text:p>0.00025</text:p>
              </table:table-cell>
              <table:table-cell office:value-type="float" office:value="9">
                <text:p>9</text:p>
              </table:table-cell>
              <table:table-cell office:value-type="float" office:value="0.0050405">
                <text:p>0.0050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98.28258">
                <text:p>298.28258</text:p>
              </table:table-cell>
              <table:table-cell office:value-type="float" office:value="12">
                <text:p>12</text:p>
              </table:table-cell>
              <table:table-cell office:value-type="float" office:value="1.8648">
                <text:p>1.8648</text:p>
              </table:table-cell>
              <table:table-cell office:value-type="float" office:value="12">
                <text:p>12</text:p>
              </table:table-cell>
              <table:table-cell office:value-type="float" office:value="0.82955">
                <text:p>0.82955</text:p>
              </table:table-cell>
              <table:table-cell office:value-type="float" office:value="10">
                <text:p>10</text:p>
              </table:table-cell>
              <table:table-cell office:value-type="float" office:value="18.5976">
                <text:p>18.5976</text:p>
              </table:table-cell>
              <table:table-cell office:value-type="float" office:value="10">
                <text:p>10</text:p>
              </table:table-cell>
              <table:table-cell office:value-type="float" office:value="0.00027">
                <text:p>0.00027</text:p>
              </table:table-cell>
              <table:table-cell office:value-type="float" office:value="10">
                <text:p>10</text:p>
              </table:table-cell>
              <table:table-cell office:value-type="float" office:value="0.009554">
                <text:p>0.009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2.4501">
                <text:p>22.4501</text:p>
              </table:table-cell>
              <table:table-cell office:value-type="float" office:value="14">
                <text:p>14</text:p>
              </table:table-cell>
              <table:table-cell office:value-type="float" office:value="19.74535">
                <text:p>19.74535</text:p>
              </table:table-cell>
              <table:table-cell office:value-type="float" office:value="11">
                <text:p>11</text:p>
              </table:table-cell>
              <table:table-cell office:value-type="float" office:value="204.5736">
                <text:p>204.5736</text:p>
              </table:table-cell>
              <table:table-cell office:value-type="float" office:value="11">
                <text:p>11</text:p>
              </table:table-cell>
              <table:table-cell office:value-type="float" office:value="0.00026">
                <text:p>0.00026</text:p>
              </table:table-cell>
              <table:table-cell office:value-type="float" office:value="11">
                <text:p>11</text:p>
              </table:table-cell>
              <table:table-cell office:value-type="float" office:value="0.0184365">
                <text:p>0.0184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2.5262">
                <text:p>62.5262</text:p>
              </table:table-cell>
              <table:table-cell office:value-type="float" office:value="15">
                <text:p>15</text:p>
              </table:table-cell>
              <table:table-cell office:value-type="float" office:value="123.3112">
                <text:p>123.3112</text:p>
              </table:table-cell>
              <table:table-cell office:value-type="float" office:value="12">
                <text:p>12</text:p>
              </table:table-cell>
              <table:table-cell office:value-type="float" office:value="2454.8832">
                <text:p>2454.8832</text:p>
              </table:table-cell>
              <table:table-cell office:value-type="float" office:value="12">
                <text:p>12</text:p>
              </table:table-cell>
              <table:table-cell office:value-type="float" office:value="0.00044">
                <text:p>0.00044</text:p>
              </table:table-cell>
              <table:table-cell office:value-type="float" office:value="12">
                <text:p>12</text:p>
              </table:table-cell>
              <table:table-cell office:value-type="float" office:value="0.03604">
                <text:p>0.03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00041">
                <text:p>0.00041</text:p>
              </table:table-cell>
              <table:table-cell office:value-type="float" office:value="13">
                <text:p>13</text:p>
              </table:table-cell>
              <table:table-cell office:value-type="float" office:value="0.0710685">
                <text:p>0.0710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14093">
                <text:p>0.14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2804405">
                <text:p>0.28044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38cm" svg:height="8.88cm" xlink:href="." xlink:type="simple" chart:class="chart:scatter" chart:style-name="ch1">
        <chart:title svg:x="3.012cm" svg:y="0.313cm" chart:style-name="ch2">
          <text:p>Zależność czasu przetwarzania od ilości wierzchołków</text:p>
        </chart:title>
        <chart:legend chart:legend-position="end" svg:x="14.106cm" svg:y="3.892cm" style:legend-expansion="high" chart:style-name="ch3"/>
        <chart:plot-area chart:style-name="ch4" chart:data-source-has-labels="both" svg:x="1.927cm" svg:y="1.347cm" svg:width="12.181cm" svg:height="6.452cm">
          <chartooo:coordinate-region svg:x="2.839cm" svg:y="1.546cm" svg:width="11.082cm" svg:height="5.606cm"/>
          <chart:axis chart:dimension="x" chart:name="primary-x" chart:style-name="ch5" chartooo:axis-type="auto">
            <chart:title svg:x="6.61cm" svg:y="7.976cm" chart:style-name="ch6">
              <text:p>Ilość wierzchołków</text:p>
            </chart:title>
            <chart:categories table:cell-range-address="local-table.$A$2:.$A$11"/>
          </chart:axis>
          <chart:axis chart:dimension="y" chart:name="primary-y" chart:style-name="ch7">
            <chart:title svg:x="1.027cm" svg:y="6.257cm" chart:style-name="ch8">
              <text:p>Czas przetwarzania [s]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</text:p>
              </table:table-cell>
              <table:table-cell office:value-type="string">
                <text:p/>
              </table:table-cell>
              <table:table-cell office:value-type="string">
                <text:p>Zachłann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10">
                <text:p>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12">
                <text:p>1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14">
                <text:p>1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15">
                <text:p>1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{</mo>
              <msub>
                <mi>v</mi>
                <mn>1</mn>
              </msub>
              <mi>,</mi>
              <msub>
                <mi>v</mi>
                <mn>2</mn>
              </msub>
              <mi>,</mi>
              <mn>...</mn>
              <mi>,</mi>
              <msub>
                <mi>v</mi>
                <mi>n</mi>
              </msub>
              <mo stretchy="false">}</mo>
              <mi>,</mi>
              <msub>
                <mi>V</mi>
                <mn>0</mn>
              </msub>
            </mrow>
          </mrow>
          <mo fence="true" stretchy="false">)</mo>
        </mrow>
        <mo stretchy="false">=</mo>
        <mi mathvariant="italic">min</mi>
      </mrow>
      <mo stretchy="false">{</mo>
      <mi>H</mi>
      <mrow>
        <mrow>
          <mo fence="true" stretchy="false">(</mo>
          <mrow>
            <mrow>
              <mo stretchy="false">{</mo>
              <msub>
                <mi>v</mi>
                <mn>2</mn>
              </msub>
              <mi>,</mi>
              <msub>
                <mi>v</mi>
                <mn>3</mn>
              </msub>
              <mi>,</mi>
              <mn>...</mn>
              <msub>
                <mi>v</mi>
                <mi>n</mi>
              </msub>
              <mo stretchy="false">}</mo>
              <mi>,</mi>
              <msub>
                <mi>v</mi>
                <mn>1</mn>
              </msub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sub>
              <mi>v</mi>
              <mn>1,</mn>
            </msub>
            <msub>
              <mi>V</mi>
              <mn>0</mn>
            </msub>
          </mrow>
        </mrow>
        <mo fence="true" stretchy="false">)</mo>
      </mrow>
      <mi>,</mi>
      <mi>H</mi>
      <mrow>
        <mo fence="true" stretchy="false">(</mo>
        <mrow>
          <mrow>
            <mo stretchy="false">{</mo>
            <msub>
              <mi>v</mi>
              <mn>1</mn>
            </msub>
            <mi>,</mi>
            <msub>
              <mi>v</mi>
              <mn>3</mn>
            </msub>
            <mi>,</mi>
            <mn>...</mn>
            <msub>
              <mi>v</mi>
              <mi>n</mi>
            </msub>
            <mo stretchy="false">}</mo>
            <mi>,</mi>
            <msub>
              <mi>v</mi>
              <mn>2</mn>
            </msub>
          </mrow>
        </mrow>
        <mo fence="true" stretchy="false">)</mo>
      </mrow>
    </mrow>
    <annotation encoding="StarMath 5.0">H(\{v_1 , v_2 , ... , v_n\}, V_0) = min\{ H(\{v_2 , v_3 ,...v_n\}, v_1) + D(v_1, V_0), H(\{v_1 , v_3 ,...v_n\}, v_2) </annotation>
  </semantics>
</math>
</file>

<file path=Object 4/content.xml><?xml version="1.0" encoding="utf-8"?>
<math xmlns="http://www.w3.org/1998/Math/MathML" display="block">
  <semantics>
    <mrow>
      <mi>d</mi>
      <mo stretchy="false">∈</mo>
      <mi>s</mi>
    </mrow>
    <annotation encoding="StarMath 5.0">d in s 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{</mo>
              <msub>
                <mi>v</mi>
                <mi>i</mi>
              </msub>
              <mo stretchy="false">}</mo>
              <mi>,</mi>
              <msub>
                <mi>v</mi>
                <mi>i</mi>
              </msub>
            </mrow>
          </mrow>
          <mo fence="true" stretchy="false">)</mo>
        </mrow>
        <mo stretchy="false">=</mo>
        <mi>D</mi>
      </mrow>
      <mrow>
        <mo fence="true" stretchy="false">(</mo>
        <mrow>
          <mrow>
            <msub>
              <mi>v</mi>
              <mn>0,</mn>
            </msub>
            <msub>
              <mi>v</mi>
              <mi>i</mi>
            </msub>
          </mrow>
        </mrow>
        <mo fence="true" stretchy="false">)</mo>
      </mrow>
    </mrow>
    <annotation encoding="StarMath 5.0">H(\{ v_i\}, v_i) = D( v_0, v_i )</annotation>
  </semantics>
</math>
</file>

<file path=Object 6/content.xml><?xml version="1.0" encoding="utf-8"?>
<math xmlns="http://www.w3.org/1998/Math/MathML" display="block">
  <semantics>
    <mrow>
      <mi>D</mi>
      <mrow>
        <mo fence="true" stretchy="false">(</mo>
        <mrow>
          <mrow>
            <msub>
              <mi>v</mi>
              <mi>i</mi>
            </msub>
            <mi>,</mi>
            <msub>
              <mi>v</mi>
              <mi>j</mi>
            </msub>
          </mrow>
        </mrow>
        <mo fence="true" stretchy="false">)</mo>
      </mrow>
    </mrow>
    <annotation encoding="StarMath 5.0">D(v_i, v_j)</annotation>
  </semantics>
</math>
</file>

<file path=Object 7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8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9/content.xml><?xml version="1.0" encoding="utf-8"?>
<math xmlns="http://www.w3.org/1998/Math/MathML" display="block">
  <semantics>
    <mrow>
      <mrow>
        <mo stretchy="false">+</mo>
        <mi>D</mi>
      </mrow>
      <mrow>
        <mo fence="true" stretchy="false">(</mo>
        <mrow>
          <mrow>
            <msub>
              <mi>v</mi>
              <mn>2,</mn>
            </msub>
            <msub>
              <mi>v</mi>
              <mn>0</mn>
            </msub>
          </mrow>
        </mrow>
        <mo fence="true" stretchy="false">)</mo>
      </mrow>
      <mi>,</mi>
      <mn>...</mn>
      <mi>H</mi>
      <mrow>
        <mrow>
          <mo fence="true" stretchy="false">(</mo>
          <mrow>
            <mrow>
              <mo stretchy="false">{</mo>
              <msub>
                <mi>v</mi>
                <mn>1</mn>
              </msub>
              <mi>,</mi>
              <msub>
                <mi>v</mi>
                <mn>2</mn>
              </msub>
              <mi>,</mi>
              <mn>...</mn>
              <msub>
                <mi>v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}</mo>
              <mi>,</mi>
              <msub>
                <mi>v</mi>
                <mi>n</mi>
              </msub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sub>
              <mi>v</mi>
              <mi>n</mi>
            </msub>
            <mi>,</mi>
            <msub>
              <mi>v</mi>
              <mn>0</mn>
            </msub>
          </mrow>
        </mrow>
        <mo fence="true" stretchy="false">)</mo>
      </mrow>
      <mo stretchy="false">}</mo>
    </mrow>
    <annotation encoding="StarMath 5.0">+ D(v_2, v_0), ... H(\{v_1 , v_2 ,...v_(n-1)\}, v_n) + D(v_n , v_0)\}</annotation>
  </semantics>
</math>
</file>